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Basic/Standard/Template2.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Standard/script-lb.xml" manifest:media-type="text/xml"/>
  <manifest:file-entry manifest:full-path="Basic/Standard/Template4.xml" manifest:media-type="text/xml"/>
  <manifest:file-entry manifest:full-path="Basic/Standard/Template8.xml" manifest:media-type="text/xml"/>
  <manifest:file-entry manifest:full-path="Basic/Standard/Module1.xml" manifest:media-type="text/xml"/>
  <manifest:file-entry manifest:full-path="Basic/Standard/Template7.xml" manifest:media-type="text/xml"/>
  <manifest:file-entry manifest:full-path="Basic/ConfigTool/M1c.xml" manifest:media-type="text/xml"/>
  <manifest:file-entry manifest:full-path="Basic/ConfigTool/zip.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1d.xml" manifest:media-type="text/xml"/>
  <manifest:file-entry manifest:full-path="Basic/ConfigTool/_UItexts.xml" manifest:media-type="text/xml"/>
  <manifest:file-entry manifest:full-path="Basic/ConfigTool/Data.xml" manifest:media-type="text/xml"/>
  <manifest:file-entry manifest:full-path="Basic/ConfigTool/M3e.xml" manifest:media-type="text/xml"/>
  <manifest:file-entry manifest:full-path="Basic/ConfigTool/M3a.xml" manifest:media-type="text/xml"/>
  <manifest:file-entry manifest:full-path="Basic/ConfigTool/M2a.xml" manifest:media-type="text/xml"/>
  <manifest:file-entry manifest:full-path="Basic/ConfigTool/M1e.xml" manifest:media-type="text/xml"/>
  <manifest:file-entry manifest:full-path="Basic/ConfigTool/M0.xml" manifest:media-type="text/xml"/>
  <manifest:file-entry manifest:full-path="Basic/ConfigTool/M1a.xml" manifest:media-type="text/xml"/>
  <manifest:file-entry manifest:full-path="Basic/ConfigTool/M3f.xml" manifest:media-type="text/xml"/>
  <manifest:file-entry manifest:full-path="Basic/ConfigTool/M3b.xml" manifest:media-type="text/xml"/>
  <manifest:file-entry manifest:full-path="Basic/ConfigTool/M1f.xml" manifest:media-type="text/xml"/>
  <manifest:file-entry manifest:full-path="Basic/ConfigTool/script-lb.xml" manifest:media-type="text/xml"/>
  <manifest:file-entry manifest:full-path="Basic/ConfigTool/M1b.xml" manifest:media-type="text/xml"/>
  <manifest:file-entry manifest:full-path="Basic/ConfigTool/M3c.xml" manifest:media-type="text/xml"/>
  <manifest:file-entry manifest:full-path="Basic/ConfigTool/Utilities.xml" manifest:media-type="text/xml"/>
  <manifest:file-entry manifest:full-path="Basic/ConfigTool/M1g.xml" manifest:media-type="text/xml"/>
  <manifest:file-entry manifest:full-path="Basic/script-lc.xml" manifest:media-type="text/xml"/>
  <manifest:file-entry manifest:full-path="Dialogs/Standard/dialog-lb.xml" manifest:media-type="text/xml"/>
  <manifest:file-entry manifest:full-path="Dialogs/ConfigTool/DlgErr.xml" manifest:media-type="text/xml"/>
  <manifest:file-entry manifest:full-path="Dialogs/ConfigTool/dialog-lb.xml" manifest:media-type="text/xml"/>
  <manifest:file-entry manifest:full-path="Dialogs/ConfigTool/DlgWarn.xml" manifest:media-type="text/xml"/>
  <manifest:file-entry manifest:full-path="Dialogs/dialog-lc.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15C49916.svm" manifest:media-type=""/>
  <manifest:file-entry manifest:full-path="Pictures/10000201000000190000002A5CE2E8CC.png" manifest:media-type="image/png"/>
  <manifest:file-entry manifest:full-path="Pictures/20000380000063AF00002714F6CC3B20.svm" manifest:media-type=""/>
  <manifest:file-entry manifest:full-path="Pictures/20000330000061BA00002138D7603AEC.svm" manifest:media-type=""/>
  <manifest:file-entry manifest:full-path="Pictures/10000201000000210000002ACD96D76B.png" manifest:media-type="image/png"/>
  <manifest:file-entry manifest:full-path="Pictures/10000201000000280000002B42E37942.png" manifest:media-type="image/png"/>
  <manifest:file-entry manifest:full-path="Pictures/1000020000000019000000180AE4E55E.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Data.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Ubuntu" svg:font-family="Ubuntu"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Standard">
      <style:text-properties style:font-name="Times New Roman" fo:font-weight="normal"/>
    </style:style>
    <style:style style:name="P9" style:family="paragraph" style:parent-style-name="Standard">
      <style:text-properties style:font-name="Times New Roman" fo:font-weight="bold"/>
    </style:style>
    <style:style style:name="P10" style:family="paragraph" style:parent-style-name="Standard">
      <style:text-properties fo:font-weight="bold"/>
    </style:style>
    <style:style style:name="P11" style:family="paragraph" style:parent-style-name="Standard">
      <style:text-properties fo:font-weight="normal"/>
    </style:style>
    <style:style style:name="P12" style:family="paragraph" style:parent-style-name="Standard">
      <style:paragraph-properties fo:text-align="start" style:justify-single-word="false"/>
      <style:text-properties style:font-name="Times" fo:font-size="11pt"/>
    </style:style>
    <style:style style:name="P13" style:family="paragraph" style:parent-style-name="Standard">
      <style:paragraph-properties fo:text-align="start" style:justify-single-word="false"/>
      <style:text-properties style:font-name="Times" fo:font-size="11pt" style:text-underline-style="none"/>
    </style:style>
    <style:style style:name="P14" style:family="paragraph" style:parent-style-name="Standard">
      <style:paragraph-properties fo:text-align="start" style:justify-single-word="false"/>
      <style:text-properties style:font-name="Times" fo:font-size="10pt" fo:font-weight="normal"/>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style:font-name="Bitstream Vera Sans" fo:font-size="10pt"/>
    </style:style>
    <style:style style:name="P17" style:family="paragraph" style:parent-style-name="Table_20_Contents">
      <style:paragraph-properties fo:text-align="end" style:justify-single-word="false"/>
    </style:style>
    <style:style style:name="P18" style:family="paragraph" style:parent-style-name="Corps_20_de_20_texte.Paragraph">
      <style:paragraph-properties fo:margin-left="0.935cm" fo:margin-right="0.009cm" fo:text-align="start" style:justify-single-word="false" fo:text-indent="0cm" style:auto-text-indent="false"/>
    </style:style>
    <style:style style:name="P19" style:family="paragraph" style:parent-style-name="Corps_20_de_20_texte.Paragraph">
      <style:paragraph-properties fo:margin-left="0.67cm" fo:margin-right="-0.018cm" fo:text-indent="0cm" style:auto-text-indent="false"/>
    </style:style>
    <style:style style:name="P20" style:family="paragraph" style:parent-style-name="Text_20_body">
      <style:paragraph-properties fo:margin-top="0cm" fo:margin-bottom="0.212cm"/>
    </style:style>
    <style:style style:name="P21" style:family="paragraph" style:parent-style-name="Text_20_body" style:master-page-name="">
      <style:paragraph-properties style:page-number="auto" fo:background-color="#ffff99">
        <style:background-image/>
      </style:paragraph-properties>
    </style:style>
    <style:style style:name="P22" style:family="paragraph" style:parent-style-name="Text_20_body" style:master-page-name="">
      <style:paragraph-properties style:page-number="auto"/>
    </style:style>
    <style:style style:name="P23" style:family="paragraph" style:parent-style-name="Text_20_body">
      <style:paragraph-properties fo:background-color="#ffcc99">
        <style:background-image/>
      </style:paragraph-properties>
    </style:style>
    <style:style style:name="P24" style:family="paragraph" style:parent-style-name="Table_20_Heading">
      <style:text-properties style:font-name="Bitstream Vera Sans" fo:font-size="10pt"/>
    </style:style>
    <style:style style:name="P25" style:family="paragraph" style:parent-style-name="hlp_5f_paragraph">
      <style:text-properties style:text-underline-style="solid" style:text-underline-width="auto" style:text-underline-color="font-color"/>
    </style:style>
    <style:style style:name="P26" style:family="paragraph" style:parent-style-name="hlp_5f_paragraph">
      <style:text-properties style:font-name="Bitstream Vera Sans" fo:font-size="10pt"/>
    </style:style>
    <style:style style:name="P27" style:family="paragraph" style:parent-style-name="Text_20_body">
      <style:paragraph-properties fo:margin-top="0.199cm" fo:margin-bottom="0.21cm"/>
    </style:style>
    <style:style style:name="P28" style:family="paragraph" style:parent-style-name="Text_20_body">
      <style:paragraph-properties fo:margin-top="0cm" fo:margin-bottom="1cm" fo:text-align="center" style:justify-single-word="false"/>
    </style:style>
    <style:style style:name="P29" style:family="paragraph" style:parent-style-name="TitreDoc">
      <style:text-properties fo:font-weight="bold" style:font-weight-asian="bold" style:font-weight-complex="bold"/>
    </style:style>
    <style:style style:name="P30" style:family="paragraph" style:parent-style-name="Corps_20_de_20_texte.Paragraph">
      <style:text-properties style:text-underline-style="solid" style:text-underline-width="auto" style:text-underline-color="font-color"/>
    </style:style>
    <style:style style:name="P31" style:family="paragraph" style:parent-style-name="Corps_20_de_20_texte.Paragraph">
      <style:text-properties fo:font-weight="bold" style:font-weight-asian="bold" style:font-weight-complex="bold"/>
    </style:style>
    <style:style style:name="P32" style:family="paragraph" style:parent-style-name="Contents_20_3">
      <style:paragraph-properties>
        <style:tab-stops>
          <style:tab-stop style:position="17.392cm" style:type="right" style:leader-style="dotted" style:leader-text="."/>
        </style:tab-stops>
      </style:paragraph-properties>
    </style:style>
    <style:style style:name="P33" style:family="paragraph" style:parent-style-name="Contents_20_2">
      <style:paragraph-properties>
        <style:tab-stops>
          <style:tab-stop style:position="17.891cm" style:type="right" style:leader-style="dotted" style:leader-text="."/>
        </style:tab-stops>
      </style:paragraph-properties>
    </style:style>
    <style:style style:name="P34" style:family="paragraph" style:parent-style-name="Contents_20_1">
      <style:paragraph-properties>
        <style:tab-stops>
          <style:tab-stop style:position="18.39cm" style:type="right" style:leader-style="dotted" style:leader-text="."/>
        </style:tab-stops>
      </style:paragraph-properties>
    </style:style>
    <style:style style:name="P35"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9"/>
    <style:style style:name="P63" style:family="paragraph" style:parent-style-name="Text_20_body" style:list-style-name="L28">
      <style:paragraph-properties fo:margin-left="2.205cm" fo:margin-right="0cm" fo:text-indent="0cm" style:auto-text-indent="false"/>
    </style:style>
    <style:style style:name="P64" style:family="paragraph" style:parent-style-name="Heading_20_3" style:master-page-name="">
      <style:paragraph-properties style:page-number="auto" fo:break-before="page"/>
    </style:style>
    <style:style style:name="P65" style:family="paragraph" style:parent-style-name="Standard" style:list-style-name="L21"/>
    <style:style style:name="P66" style:family="paragraph" style:parent-style-name="Standard" style:list-style-name="L28"/>
    <style:style style:name="P67" style:family="paragraph" style:parent-style-name="Heading_20_1" style:master-page-name="">
      <style:paragraph-properties style:page-number="auto" fo:break-before="page"/>
    </style:style>
    <style:style style:name="P68" style:family="paragraph" style:parent-style-name="Heading_20_1">
      <style:paragraph-properties fo:break-before="page"/>
    </style:style>
    <style:style style:name="P69" style:family="paragraph" style:parent-style-name="Heading_20_2" style:master-page-name="">
      <style:paragraph-properties style:page-number="auto" fo:break-before="pag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style:text-underline-style="none"/>
    </style:style>
    <style:style style:name="T9" style:family="text">
      <style:text-properties fo:color="#800000"/>
    </style:style>
    <style:style style:name="T10" style:family="text">
      <style:text-properties fo:color="#800000" style:font-name="Bitstream Vera Sans Mono1"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background-color="#ffcc99"/>
    </style:style>
    <style:style style:name="T15" style:family="text">
      <style:text-properties style:font-name="Courier New" fo:font-size="10pt" fo:language="fr" fo:country="FR" fo:font-style="normal" fo:background-color="#e6e6ff"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style:style>
    <style:style style:name="T19" style:family="text">
      <style:text-properties fo:background-color="#ff00ff"/>
    </style:style>
    <style:style style:name="T20"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Run macro : myExtension"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yExtensio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8"/>
      <text:p text:style-name="P29">Extension Compiler</text:p>
      <text:p text:style-name="TitreDoc">Description and Tool for</text:p>
      <text:p text:style-name="TitreDoc">Extension : <text:file-name text:display="name">UrbanTemplateOO</text:file-name>Urban Templates Editor</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4">1 Introduction<text:tab/><text:a xlink:type="simple" xlink:href="#1.Introduction|outline">3</text:a></text:p>
          <text:p text:style-name="P33">1.1 Prerequisites<text:tab/><text:a xlink:type="simple" xlink:href="#1.1.Prerequisites|outline">3</text:a></text:p>
          <text:p text:style-name="P33">1.2 What is this document ?<text:tab/><text:a xlink:type="simple" xlink:href="#1.2.What is this document ?|outline">3</text:a></text:p>
          <text:p text:style-name="P33">1.3 What kind of extensions may I create?<text:tab/><text:a xlink:type="simple" xlink:href="#1.3.What kind of extensions may I create?|outline">3</text:a></text:p>
          <text:p text:style-name="P33">1.4 References<text:tab/><text:a xlink:type="simple" xlink:href="#1.4.References|outline">4</text:a></text:p>
          <text:p text:style-name="P33">1.5 Document changes<text:tab/><text:a xlink:type="simple" xlink:href="#1.5.Document changes|outline">4</text:a></text:p>
          <text:p text:style-name="P33">1.6 Upgrading your extension compiler<text:tab/><text:a xlink:type="simple" xlink:href="#1.6.Upgrading your extension compiler|outline">4</text:a></text:p>
          <text:p text:style-name="P34">2 How to compile your extension<text:tab/><text:a xlink:type="simple" xlink:href="#2.How to compile your extension|outline">5</text:a></text:p>
          <text:p text:style-name="P34">3 Instructions for compiling extensions<text:tab/><text:a xlink:type="simple" xlink:href="#3.Instructions for compiling extensions|outline">5</text:a></text:p>
          <text:p text:style-name="P33">3.1 Overview of the program<text:tab/><text:a xlink:type="simple" xlink:href="#3.1.Overview of the program|outline">5</text:a></text:p>
          <text:p text:style-name="P33">3.2 Phase : Description<text:tab/><text:a xlink:type="simple" xlink:href="#3.2.Phase : Description|outline">6</text:a></text:p>
          <text:p text:style-name="P33">3.3 Phase : Annexes<text:tab/><text:a xlink:type="simple" xlink:href="#3.3.Phase : Annexes|outline">6</text:a></text:p>
          <text:p text:style-name="P33">3.4 Phase : AddonUI<text:tab/><text:a xlink:type="simple" xlink:href="#3.4.Phase : AddonUI|outline">6</text:a></text:p>
          <text:p text:style-name="P32">3.4.1 Sequence : Command<text:tab/><text:a xlink:type="simple" xlink:href="#3.4.1.Sequence : Command|outline">7</text:a></text:p>
          <text:p text:style-name="P32">3.4.2 Sequence : ButtonsList<text:tab/><text:a xlink:type="simple" xlink:href="#3.4.2.Sequence : ButtonsList|outline">7</text:a></text:p>
          <text:p text:style-name="P32">3.4.3 Sequence : Menu<text:tab/><text:a xlink:type="simple" xlink:href="#3.4.3.Sequence : Menu|outline">7</text:a></text:p>
          <text:p text:style-name="P32">3.4.4 Sequence : MenuItems<text:tab/><text:a xlink:type="simple" xlink:href="#3.4.4.Sequence : MenuItems|outline">7</text:a></text:p>
          <text:p text:style-name="P33">3.5 Application context<text:tab/><text:a xlink:type="simple" xlink:href="#3.5.Application context|outline">7</text:a></text:p>
          <text:p text:style-name="P33">3.6 Block instructions ( beginXxxx / endXxxx )<text:tab/><text:a xlink:type="simple" xlink:href="#3.6.Block instructions ( beginXxxx / endXxxx )|outline">8</text:a></text:p>
          <text:p text:style-name="P32">3.6.1 AddonMenu<text:tab/><text:a xlink:type="simple" xlink:href="#3.6.1.AddonMenu|outline">8</text:a></text:p>
          <text:p text:style-name="P32">3.6.2 AddonUI<text:tab/><text:a xlink:type="simple" xlink:href="#3.6.2.AddonUI|outline">9</text:a></text:p>
          <text:p text:style-name="P32">3.6.3 Annexes<text:tab/><text:a xlink:type="simple" xlink:href="#3.6.3.Annexes|outline">9</text:a></text:p>
          <text:p text:style-name="P32">3.6.4 Button<text:tab/><text:a xlink:type="simple" xlink:href="#3.6.4.Button|outline">9</text:a></text:p>
          <text:p text:style-name="P32">3.6.5 Command<text:tab/><text:a xlink:type="simple" xlink:href="#3.6.5.Command|outline">9</text:a></text:p>
          <text:p text:style-name="P32">3.6.6 Dependencies<text:tab/><text:a xlink:type="simple" xlink:href="#3.6.6.Dependencies|outline">9</text:a></text:p>
          <text:p text:style-name="P32">3.6.7 Description<text:tab/><text:a xlink:type="simple" xlink:href="#3.6.7.Description|outline">9</text:a></text:p>
          <text:p text:style-name="P32">3.6.8 Image<text:tab/><text:a xlink:type="simple" xlink:href="#3.6.8.Image|outline">10</text:a></text:p>
          <text:p text:style-name="P32">3.6.9 Menu<text:tab/><text:a xlink:type="simple" xlink:href="#3.6.9.Menu|outline">10</text:a></text:p>
          <text:p text:style-name="P32">3.6.10 MenuItems<text:tab/><text:a xlink:type="simple" xlink:href="#3.6.10.MenuItems|outline">10</text:a></text:p>
          <text:p text:style-name="P32">3.6.11 MergeInstruction<text:tab/><text:a xlink:type="simple" xlink:href="#3.6.11.MergeInstruction|outline">10</text:a></text:p>
          <text:p text:style-name="P32">3.6.12 MergeItems<text:tab/><text:a xlink:type="simple" xlink:href="#3.6.12.MergeItems|outline">10</text:a></text:p>
          <text:p text:style-name="P32">3.6.13 OfficeHelp<text:tab/><text:a xlink:type="simple" xlink:href="#3.6.13.OfficeHelp|outline">11</text:a></text:p>
          <text:p text:style-name="P32">3.6.14 OfficeImages<text:tab/><text:a xlink:type="simple" xlink:href="#3.6.14.OfficeImages|outline">11</text:a></text:p>
          <text:p text:style-name="P32">3.6.15 OfficeMenuBar<text:tab/><text:a xlink:type="simple" xlink:href="#3.6.15.OfficeMenuBar|outline">12</text:a></text:p>
          <text:p text:style-name="P32">3.6.16 OfficeMenuBarMerging<text:tab/><text:a xlink:type="simple" xlink:href="#3.6.16.OfficeMenuBarMerging|outline">12</text:a></text:p>
          <text:p text:style-name="P32">3.6.17 OfficeToolbar<text:tab/><text:a xlink:type="simple" xlink:href="#3.6.17.OfficeToolbar|outline">12</text:a></text:p>
          <text:p text:style-name="P32">3.6.18 OfficeToolbarMerging<text:tab/><text:a xlink:type="simple" xlink:href="#3.6.18.OfficeToolbarMerging|outline">13</text:a></text:p>
          <text:p text:style-name="P32">3.6.19 TbTitles<text:tab/><text:a xlink:type="simple" xlink:href="#3.6.19.TbTitles|outline">13</text:a></text:p>
          <text:p text:style-name="P32">3.6.20 Titles<text:tab/><text:a xlink:type="simple" xlink:href="#3.6.20.Titles|outline">14</text:a></text:p>
          <text:p text:style-name="P32">3.6.21 UpdateInformation<text:tab/><text:a xlink:type="simple" xlink:href="#3.6.21.UpdateInformation|outline">15</text:a></text:p>
          <text:p text:style-name="P33">3.7 Simple instructions<text:tab/><text:a xlink:type="simple" xlink:href="#3.7.Simple instructions|outline">18</text:a></text:p>
          <text:p text:style-name="P32">3.7.1 addConfiguration<text:tab/><text:a xlink:type="simple" xlink:href="#3.7.1.addConfiguration|outline">18</text:a></text:p>
          <text:p text:style-name="P32">3.7.2 addSeparator<text:tab/><text:a xlink:type="simple" xlink:href="#3.7.2.addSeparator|outline">18</text:a></text:p>
          <text:p text:style-name="P32">3.7.3 setButtonType<text:tab/><text:a xlink:type="simple" xlink:href="#3.7.3.setButtonType|outline">18</text:a></text:p>
          <text:p text:style-name="P32">3.7.4 setDisplayName<text:tab/><text:a xlink:type="simple" xlink:href="#3.7.4.setDisplayName|outline">18</text:a></text:p>
          <text:p text:style-name="P32">3.7.5 setExtensionDescription<text:tab/><text:a xlink:type="simple" xlink:href="#3.7.5.setExtensionDescription|outline">18</text:a></text:p>
          <text:p text:style-name="P32">3.7.6 setHelp<text:tab/><text:a xlink:type="simple" xlink:href="#3.7.6.setHelp|outline">19</text:a></text:p>
          <text:p text:style-name="P32">3.7.7 setIcon<text:tab/><text:a xlink:type="simple" xlink:href="#3.7.7.setIcon|outline">19</text:a></text:p>
          <text:p text:style-name="P32">3.7.8 setImage<text:tab/><text:a xlink:type="simple" xlink:href="#3.7.8.setImage|outline">19</text:a></text:p>
          <text:p text:style-name="P32">3.7.9 setLicense<text:tab/><text:a xlink:type="simple" xlink:href="#3.7.9.setLicense|outline">20</text:a></text:p>
          <text:p text:style-name="P32">3.7.10 setMergePoint<text:tab/><text:a xlink:type="simple" xlink:href="#3.7.10.setMergePoint|outline">20</text:a></text:p>
          <text:p text:style-name="P32">3.7.11 setOOoDependency<text:tab/><text:a xlink:type="simple" xlink:href="#3.7.11.setOOoDependency|outline">21</text:a></text:p>
          <text:p text:style-name="P32">3.7.12 setPlatform<text:tab/><text:a xlink:type="simple" xlink:href="#3.7.12.setPlatform|outline">22</text:a></text:p>
          <text:p text:style-name="P32">3.7.13 setProperty<text:tab/><text:a xlink:type="simple" xlink:href="#3.7.13.setProperty|outline">22</text:a></text:p>
          <text:p text:style-name="P32">3.7.14 setPublisherName<text:tab/><text:a xlink:type="simple" xlink:href="#3.7.14.setPublisherName|outline">22</text:a></text:p>
          <text:p text:style-name="P32">3.7.15 setReleaseNotes<text:tab/><text:a xlink:type="simple" xlink:href="#3.7.15.setReleaseNotes|outline">23</text:a></text:p>
          <text:p text:style-name="P32">3.7.16 setTarget<text:tab/><text:a xlink:type="simple" xlink:href="#3.7.16.setTarget|outline">23</text:a></text:p>
          <text:p text:style-name="P32">3.7.17 setTitle<text:tab/><text:a xlink:type="simple" xlink:href="#3.7.17.setTitle|outline">23</text:a></text:p>
          <text:p text:style-name="P32">3.7.18 setTooltip<text:tab/><text:a xlink:type="simple" xlink:href="#3.7.18.setTooltip|outline">23</text:a></text:p>
          <text:p text:style-name="P32">3.7.19 setUpdateSource<text:tab/><text:a xlink:type="simple" xlink:href="#3.7.19.setUpdateSource|outline">24</text:a></text:p>
          <text:p text:style-name="P32">3.7.20 setURL<text:tab/><text:a xlink:type="simple" xlink:href="#3.7.20.setURL|outline">25</text:a></text:p>
          <text:p text:style-name="P32">3.7.21 useComponent<text:tab/><text:a xlink:type="simple" xlink:href="#3.7.21.useComponent|outline">26</text:a></text:p>
          <text:p text:style-name="P32">3.7.22 useLibrary<text:tab/><text:a xlink:type="simple" xlink:href="#3.7.22.useLibrary|outline">26</text:a></text:p>
          <text:p text:style-name="P34">4 Credits <text:tab/><text:a xlink:type="simple" xlink:href="#4.Credits |outline">27</text:a></text:p>
          <text:p text:style-name="P34">5 Licences of Extension Compiler<text:tab/><text:a xlink:type="simple" xlink:href="#5.Licences of Extension Compiler|outline">29</text:a></text:p>
          <text:p text:style-name="P33">5.1 Documentation<text:tab/><text:a xlink:type="simple" xlink:href="#5.1.Documentation|outline">29</text:a></text:p>
          <text:p text:style-name="P33">5.2 Macro libraries<text:tab/><text:a xlink:type="simple" xlink:href="#5.2.Macro libraries|outline">29</text:a></text:p>
          <text:p text:style-name="P34">6 Data used by extension ExtensionCompiler<text:tab/><text:a xlink:type="simple" xlink:href="#6.Data used by extension ExtensionCompiler|outline">30</text:a></text:p>
          <text:p text:style-name="P33">6.1 Localized tooltip text<text:tab/><text:a xlink:type="simple" xlink:href="#6.1.Localized tooltip text|outline">30</text:a></text:p>
          <text:p text:style-name="P32">Tooltip en<text:tab/>30</text:p>
          <text:p text:style-name="P32">Tooltip fr<text:tab/>30</text:p>
          <text:p text:style-name="P32">Tooltip es<text:tab/>30</text:p>
          <text:p text:style-name="P33">6.2 Localized description text<text:tab/><text:a xlink:type="simple" xlink:href="#6.2.Localized description text|outline">30</text:a></text:p>
          <text:p text:style-name="P32">Description en<text:tab/>30</text:p>
          <text:p text:style-name="P32">Description fr<text:tab/>31</text:p>
          <text:p text:style-name="P32">Description es<text:tab/>31</text:p>
          <text:p text:style-name="P33">6.3 Localized license text<text:tab/><text:a xlink:type="simple" xlink:href="#6.3.Localized license text|outline">31</text:a></text:p>
          <text:p text:style-name="P32">License en<text:tab/>32</text:p>
          <text:p text:style-name="P32">License fr<text:tab/>40</text:p>
          <text:p text:style-name="P32">License it<text:tab/>50</text:p>
          <text:p text:style-name="P32">License es<text:tab/>58</text:p>
          <text:p text:style-name="P32">License de<text:tab/>65</text:p>
          <text:p text:style-name="P32">License ru<text:tab/>73</text:p>
          <text:p text:style-name="P33">6.4 Localized help text<text:tab/><text:a xlink:type="simple" xlink:href="#6.4.Localized help text|outline">80</text:a></text:p>
          <text:p text:style-name="P32"><text:soft-page-break/>6.4.1 How to write help pages<text:tab/><text:a xlink:type="simple" xlink:href="#6.4.1.How to write help pages|outline">80</text:a></text:p>
          <text:p text:style-name="P32">Help zz<text:tab/>81</text:p>
          <text:p text:style-name="P32">6.4.2 Help pages for ExtensionCompiler<text:tab/><text:a xlink:type="simple" xlink:href="#6.4.2.Help pages for ExtensionCompiler|outline">90</text:a></text:p>
          <text:p text:style-name="P32">Help en<text:tab/>91</text:p>
        </text:index-body>
      </text:table-of-content>
      <text:p text:style-name="P6"/>
      <text:h text:style-name="Heading_20_1" text:outline-level="1">Introduction</text:h>
      <text:h text:style-name="Heading_20_2" text:outline-level="2">Prerequisites</text:h>
      <text:p text:style-name="Text_20_body">You should know what is an extension, what you can do with it. You should have taken a look at the documents listed in the <text:a xlink:type="simple" xlink:href="#1.5.References|outline">References</text:a> section. You don’t need to know all the details of xml files, it’s the compiler’s job.</text:p>
      <text:p text:style-name="Text_20_body">An application compatible with OpenOffice.org version 2.2 or later is required. Some features require more recent versions (indicated in this text when necessary).</text:p>
      <text:h text:style-name="Heading_20_2" text:outline-level="2">What is this document ?</text:h>
      <text:p text:style-name="Text_20_body">As you have discovered, <text:span text:style-name="T9">the document you downloaded is a </text:span><text:span text:style-name="T11">template</text:span>. Opening this document creates a <text:span text:style-name="T2">new Writer document</text:span> that you will have to <text:span text:style-name="T13">personalize</text:span>. First you are requested to save it under the name of your extension in a <text:span text:style-name="T13">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What kind of extensions may I create?</text:h>
      <text:p text:style-name="Text_20_body">Well, any kind of extension known when this tool was released :</text:p>
      <text:list xml:id="list8219256762" text:style-name="L1">
        <text:list-item>
          <text:p text:style-name="P36">Basic macros with add-on buttons and / or menus (just like the old Add-On concept)</text:p>
        </text:list-item>
        <text:list-item>
          <text:p text:style-name="P36">Java, JavaScript, Beanshell, Python based scripts with add-on buttons and / or menus</text:p>
        </text:list-item>
        <text:list-item>
          <text:p text:style-name="P36">Only a script library or dialog library without any addition or change in buttons or menu </text:p>
        </text:list-item>
        <text:list-item>
          <text:p text:style-name="P36">Configuration files, including changes (mergings) in existing menus and toolbars</text:p>
        </text:list-item>
        <text:list-item>
          <text:p text:style-name="P36">Extensions containing Uno components</text:p>
        </text:list-item>
        <text:list-item>
          <text:p text:style-name="P36">Extensions using libraries in native computer language.</text:p>
        </text:list-item>
        <text:list-item>
          <text:p text:style-name="P36">Or a mix of the elements above.</text:p>
        </text:list-item>
        <text:list-item>
          <text:p text:style-name="P36">You may create your own multilingual help pages, they will be inserted in the Help system.</text:p>
        </text:list-item>
      </text:list>
      <text:p text:style-name="P27">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References</text:h>
      <text:p text:style-name="Text_20_body">Developer’s Guide Chapter Writing Uno Components, sub-chapter <text:a xlink:type="simple" xlink:href="http://wiki.services.openoffice.org/wiki/Documentation/DevGuide/WritingUNO/AddOns/Add-Ons">Add-ons</text:a>.</text:p>
      <text:p text:style-name="Text_20_body"><text:soft-page-break/>Developer’s Guide Chapter <text:a xlink:type="simple" xlink:href="http://wiki.services.openoffice.org/wiki/Documentation/DevGuide/Extensions/Extensions">Extensions</text:a> and all its sub-chapters !</text:p>
      <text:p text:style-name="Text_20_body"/>
      <text:p text:style-name="Text_20_body">Developer’s Guide Chapter <text:a xlink:type="simple" xlink:href="http://wiki.services.openoffice.org/wiki/Documentation/DevGuide/Scripting/Scripting_Framework">Scripting Framework</text:a>.</text:p>
      <text:p text:style-name="Text_20_body">Article <text:a xlink:type="simple" xlink:href="http://wiki.services.openoffice.org/wiki/Framework/Article/Addon_Menu_Toolbar_Merging">Menu and Toolbar merging</text:a>.</text:p>
      <text:p text:style-name="Text_20_body">Article <text:a xlink:type="simple" xlink:href="http://wiki.services.openoffice.org/wiki/Framework/Article/Generic_UNO_Interfaces_for_complex_toolbar_controls">Generic UNO Interfaces for complex toolbar controls</text:a>.</text:p>
      <text:p text:style-name="Text_20_body">Article <text:a xlink:type="simple" xlink:href="http://wiki.services.openoffice.org/wiki/Non-code_extensions">Non-code extensions</text:a>.</text:p>
      <text:h text:style-name="Heading_20_2" text:outline-level="2">Document changes</text:h>
      <text:p text:style-name="Text_20_body">This document describes version <text:reference-mark-start text:name="ExtCompVersion"/>1.5.2<text:reference-mark-end text:name="ExtCompVersion"/> of the Extension Compiler.</text:p>
      <text:list xml:id="list12458405711" text:style-name="L2">
        <text:list-item>
          <text:p text:style-name="P37">Correction 1.5.2 resolves the blocking of the compilation caused by read-only files in the extension directory.</text:p>
        </text:list-item>
        <text:list-item>
          <text:p text:style-name="P37">Some explanations are added on phase Annexes and its instructions.</text:p>
        </text:list-item>
        <text:list-item>
          <text:p text:style-name="P37">Issue 104513 reports a bug with Writer notes containing an hyperlink. Correction 1.5.1 adds a work-around of this bug in the treatment of hyperlinks in Help pages.</text:p>
        </text:list-item>
        <text:list-item>
          <text:p text:style-name="P37">At first loading, a message prompts to save the new document under the name of your extension.</text:p>
        </text:list-item>
        <text:list-item>
          <text:p text:style-name="P37">The version number of the extension is added to the oxt file name. You can leave previous versions of your extension in the extension folder.</text:p>
        </text:list-item>
        <text:list-item>
          <text:p text:style-name="P37">The Extension Compiler can create the update.xml file required for an on-line update. Read more explanations at chapter <text:bookmark-ref text:reference-format="text" text:ref-name="__RefHeading__35363393">UpdateInformation</text:bookmark-ref>. The syntax of instructions <text:a xlink:type="simple" xlink:href="#3.6.21.UpdateInformation|outline">beginUpdateInformation</text:a> and <text:a xlink:type="simple" xlink:href="#3.7.19.setUpdateSource|outline">setUpdateSource</text:a> has changed.</text:p>
        </text:list-item>
      </text:list>
      <text:h text:style-name="Heading_20_2" text:outline-level="2">Upgrading your extension compiler</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336570511" text:style-name="L3">
        <text:list-item>
          <text:p text:style-name="P38">Basic library Standard, Module1</text:p>
        </text:list-item>
        <text:list-item>
          <text:p text:style-name="P38">Localized tooltip texts</text:p>
        </text:list-item>
        <text:list-item>
          <text:p text:style-name="P38">Localized description texts</text:p>
        </text:list-item>
        <text:list-item>
          <text:p text:style-name="P38">Localized license texts</text:p>
        </text:list-item>
        <text:list-item>
          <text:p text:style-name="P38">Localized help text pages and trees</text:p>
        </text:list-item>
      </text:list>
      <text:h text:style-name="P67" text:outline-level="1">How to compile your extension</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text:span text:style-name="T2">chapter 3</text:span></text:a>, read it carefully. You will find typical examples in the modules names Template1 etc. Copy/paste at will.</text:p>
      <text:p text:style-name="Text_20_body">If you want to provide your extension with a description text, or a copyright text, or specific help pages, you will have to write them in this document, chapter <text:a xlink:type="simple" xlink:href="#6.Data used for your extension|outline">Data used by your extension</text:a>.</text:p>
      <text:p text:style-name="Text_20_body"><draw:control text:anchor-type="paragraph" draw:z-index="1" draw:style-name="gr1" draw:text-style-name="P71" svg:width="4.975cm" svg:height="0.636cm" svg:x="2.925cm" svg:y="0.512cm" draw:control="control1"/>Run the macro<text:line-break/></text:p>
      <text:p text:style-name="Text_20_body">It is easier if you run the macro after adding only a few instructions. If an error message appears, <text:s/>correct the erroneous line and run again the macro. </text:p>
      <text:p text:style-name="Text_20_body"><draw:frame draw:style-name="fr3"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9">step over</text:span> :</text:p>
      <text:p text:style-name="Text_20_body"/>
      <text:p text:style-name="Text_20_body">After a successful compilation you will find your extension package in the dedicated folder. Its name is composed of the file name of this document (e.g. <text:span text:style-name="InstructionMacro">extName</text:span>), followed by the version of the extension as described in the macro <text:span text:style-name="InstructionMacro">myExtension</text:span>, e.g. <text:span text:style-name="InstructionMacro">extName-1.0.2.oxt</text:span>. You may leave older versions of your extension in the dedicated folder.</text:p>
      <text:p text:style-name="Text_20_body">If you decided to use the <text:a xlink:type="simple" xlink:href="#3.6.21.UpdateInformation|outline">on-line update</text:a> feature, the file <text:span text:style-name="InstructionMacro">extName.update.xml</text:span> will also be created. You will have to upload it on the web site providing the extension to your users.</text:p>
      <text:p text:style-name="P21">Remember that when you install or uninstall an extension, the user interface is not updated on the current window. You have to open a new OOo window or restart OpenOffice to see the changes.</text:p>
      <text:h text:style-name="Heading_20_1" text:outline-level="1">Instructions for compiling extensions</text:h>
      <text:p text:style-name="Text_20_body">All strings indicated here are case sensitive : upper and lower case must be respected.</text:p>
      <text:p text:style-name="P20">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0">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Overview of the program</text:h>
      <text:p text:style-name="Text_20_body">In order to compile the extension you have to write a simple linear Basic program. It is composed of 3 main phases in this order :</text:p>
      <text:list xml:id="list3500026781" text:style-name="L4">
        <text:list-item>
          <text:p text:style-name="P39">Description</text:p>
        </text:list-item>
        <text:list-item>
          <text:p text:style-name="P39">Annexes</text:p>
        </text:list-item>
        <text:list-item>
          <text:p text:style-name="P3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text:soft-page-break/>separating blank lines. Indentation can be done with spaces or tabulation. Comments begin after an apostrophe, until the end of the line. Blank lines can be used as often as you wish.</text:p>
      <text:h text:style-name="Heading_20_2" text:outline-level="2">Phase : Description</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beginDependencies <text:s text:c="11"/>' optional</text:p>
      <text:p text:style-name="ligneMacro"><text:s text:c="4"/>setOOoDependency(...) <text:s text:c="5"/>' optional</text:p>
      <text:p text:style-name="ligneMacro"><text:s text:c="2"/>endDependencies</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Phase : Annexes</text:h>
      <text:p text:style-name="Text_20_body">Optional phase. It is composed of several optional elements, order is indifferent.</text:p>
      <text:p text:style-name="Text_20_body">It is used to declare libraries or files which have to be known to the Extension Manager. They are :</text:p>
      <text:list xml:id="list20138331831" text:style-name="L5">
        <text:list-item>
          <text:p text:style-name="P40">Script libraries (Basic, JavaScript, Python, etc) or Dialog libraries, or other non-component libraries,</text:p>
        </text:list-item>
        <text:list-item>
          <text:p text:style-name="P40">shared component libraries,</text:p>
        </text:list-item>
        <text:list-item>
          <text:p text:style-name="P4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Phase : AddonUI</text:h>
      <text:p text:style-name="Text_20_body">Optional phase. This is the most complex phase. It is composed of 1 to 7 optional sub-phases. They may appear in any order, but at most once each.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text:soft-page-break/>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Sequence : Command</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Sequence : ButtonsList</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Sequence : Menu</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Sequence : MenuItems</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oft-page-break/><text:s text:c="2"/></text:p>
      <text:p text:style-name="ligneMacro"><text:s text:c="2"/>addSeparator</text:p>
      <text:h text:style-name="Heading_20_2" text:outline-level="2">Application context</text:h>
      <text:p text:style-name="Text_20_body">Some instructions have an argument which specifies the application(s) where they will be used. </text:p>
      <text:list xml:id="list7486443261" text:style-name="L6">
        <text:list-item>
          <text:p text:style-name="P41">Arg1 : <text:span text:style-name="InstructionMacro">String</text:span> : optional ; list of applications, separated by a comma.<text:line-break/>If there is no argument, the item will be displayed in all applications available at this level.</text:p>
        </text:list-item>
      </text:list>
      <text:p text:style-name="Text_20_body">Recognized applications are :</text:p>
      <text:p text:style-name="P4"><text:span text:style-name="InstructionMacro">Writer</text:span>, <text:span text:style-name="InstructionMacro">WriterWeb</text:span>, <text:span text:style-name="InstructionMacro">WriterGlobal</text:span>, <text:span text:style-name="InstructionMacro">Calc</text:span>, <text:span text:style-name="InstructionMacro">Draw</text:span>, <text:span text:style-name="InstructionMacro">Impress</text:span>, <text:span text:style-name="InstructionMacro">BasicIDE</text:span>, <text:span text:style-name="InstructionMacro">Math</text:span>, <text:span text:style-name="InstructionMacro">Chart</text:span>, <text:span text:style-name="InstructionMacro">Base</text:span>,<text:span text:style-name="InstructionMacro"> StartModule</text:span>, <text:span text:style-name="InstructionMacro">Bibliography</text:span></text:p>
      <text:p text:style-name="Text_20_body"><text:span text:style-name="InstructionMacro">WriterGlobal</text:span> corresponds to a Writer Master document.</text:p>
      <text:p text:style-name="Text_20_body"><text:span text:style-name="InstructionMacro">StartModule</text:span> corresponds to <text:s/>the Desktop window, which appears when there is no open document.</text:p>
      <text:p text:style-name="Text_20_body">Currently OpenOffice.org does not display an extension menu in <text:span text:style-name="InstructionMacro">Bibliography</text:span> application, and does not display an extension toolbar in the <text:span text:style-name="InstructionMacro">Chart</text:span> application.</text:p>
      <text:p text:style-name="Text_20_body">If you implement a new desktop component that has a model, it is possible to use its service name as a context.</text:p>
      <text:p text:style-name="Text_20_body">Examples :</text:p>
      <text:p text:style-name="ligneMacro"><text:s text:c="2"/>beginTitles("Writer, Calc")</text:p>
      <text:p text:style-name="ligneMacro"/>
      <text:p text:style-name="ligneMacro"><text:s text:c="2"/>beginTitles("Draw, org.tutu.tatata.MyOwnService")</text:p>
      <text:p text:style-name="Corps_20_de_20_texte.Paragraph">If all applications are allowed you just have to omit the argument :</text:p>
      <text:p text:style-name="ligneMacro"><text:s text:c="3"/>beginTitles</text:p>
      <text:p text:style-name="Corps_20_de_20_texte.Paragraph">The same feature of context of applications is also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Block instructions ( beginXxxx / endXxxx )</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AddonMenu</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text:soft-page-break/>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AddonUI</text:h>
      <text:p text:style-name="Text_20_body">Optional block. See chapter <text:span text:style-name="T2">Phase : AddonUI</text:span>.</text:p>
      <text:h text:style-name="Heading_20_3" text:outline-level="3">Annexes</text:h>
      <text:p text:style-name="Text_20_body">Optional block. See chapter <text:span text:style-name="T2">Phase : Annexes</text:span>.</text:p>
      <text:h text:style-name="Heading_20_3" text:outline-level="3">Button</text:h>
      <text:p text:style-name="Text_20_body">At least one Button block must exist when declaring a toolbar for the extension. It contains a Command sequence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Command</text:h>
      <text:p text:style-name="Text_20_body">This block is used to declare a command Item. It contains a sequence Command.</text:p>
      <text:p text:style-name="ligneMacro"><text:s text:c="2"/>beginCommand</text:p>
      <text:p text:style-name="ligneMacro"><text:s text:c="4"/>' see sequence : Command</text:p>
      <text:p text:style-name="ligneMacro"><text:s text:c="2"/>endCommand</text:p>
      <text:h text:style-name="Heading_20_3" text:outline-level="3">Dependencies</text:h>
      <text:p text:style-name="Text_20_body">This block is optional. If used it must not be empty.</text:p>
      <text:p text:style-name="Text_20_body">Currently there is only one type of dependency : <text:a xlink:type="simple" xlink:href="#3.7.11.setOOoDependency|outline"><text:span text:style-name="InstructionMacro">setOOoDependency</text:span></text:a>.</text:p>
      <text:h text:style-name="Heading_20_3" text:outline-level="3"><text:soft-page-break/>Description</text:h>
      <text:p text:style-name="Text_20_body">Mandatory block. Instruction <text:span text:style-name="InstructionMacro">beginDescription</text:span> has 3 arguments.</text:p>
      <text:list xml:id="list14826001391" text:style-name="L7">
        <text:list-item text:start-value="1">
          <text:p text:style-name="P42">Arg1 : <text:span text:style-name="InstructionMacro">String</text:span> ; internal name of the extension. <text:line-break/><text:span text:style-name="T9">The name must begin with an ASCII letter character. <text:s/>It must be unique within the OpenOffice.org configuration branch. You do not know which add-ons, or how many add-ons, are currently installed. Therefore, it is mandatory to use a schema such as </text:span><text:span text:style-name="InstructionMacro"><text:span text:style-name="T9">org.openoffice.&lt;developer&gt;.&lt;product&gt;.&lt;addon name&gt;</text:span></text:span><text:span text:style-name="T9"> or <text:line-break/></text:span><text:span text:style-name="InstructionMacro"><text:span text:style-name="T9">com.&lt;company&gt;.&lt;product&gt;.&lt;addon name&gt;</text:span></text:span><text:span text:style-name="T9"> <text:line-break/>to avoid name conflicts.</text:span></text:p>
        </text:list-item>
        <text:list-item>
          <text:p text:style-name="P42">Arg2 : <text:span text:style-name="InstructionMacro">String</text:span> ; this is the version of the extension, e.g. "1.1.2".<text:line-break/>It is recommended to use the widely accepted three-level scheme of major (incompatible changes), minor (compatible changes), micro (bug fixes).</text:p>
        </text:list-item>
        <text:list-item>
          <text:p text:style-name="P42">Arg3 : <text:span text:style-name="InstructionMacro">String</text:span> ; location of the script libraries used, either <text:span text:style-name="InstructionMacro">"user"</text:span> or <text:span text:style-name="InstructionMacro">"share"</text:span>.<text:line-break/>This value is only used when calling non-Basic scripts from a menu or from a toolbar button.<text:line-break/>If Arg3 is absent the location will be asked at compile time, so you can use the same document to create both versions of the extension.</text:p>
        </text:list-item>
      </text:list>
      <text:p text:style-name="Text_20_body">Example :</text:p>
      <text:p text:style-name="ligneMacro">beginDescription("org.toto.titi.tutu", "1.2.0", "user")</text:p>
      <text:p text:style-name="ligneMacro"><text:s text:c="2"/>' see chapter : Phase : Description</text:p>
      <text:p text:style-name="ligneMacro">endDescription</text:p>
      <text:h text:style-name="Heading_20_3" text:outline-level="3">Image</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Menu</text:h>
      <text:p text:style-name="Text_20_body">This block is used to declare a menu Item. It contains a sequence Menu.</text:p>
      <text:p text:style-name="ligneMacro"><text:s text:c="2"/>beginMenu</text:p>
      <text:p text:style-name="ligneMacro"><text:s text:c="4"/>' see sequence : Menu</text:p>
      <text:p text:style-name="ligneMacro"><text:s text:c="2"/>endMenu</text:p>
      <text:h text:style-name="Heading_20_3" text:outline-level="3">MenuItems</text:h>
      <text:p text:style-name="Text_20_body">This block is used within a Menu block, to declare its sub-items.</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MergeInstruction</text:h>
      <text:p text:style-name="Text_20_body">This block is used inside an OfficeMenuBarMerging or an OfficeToolbarMerging block. It contains instructions specifying the modifications in an existing menu or toolbar. All these instructions are mandatory.</text:p>
      <text:p text:style-name="ligneMacro"><text:s text:c="2"/>beginMergeInstruction(Arg1)</text:p>
      <text:p text:style-name="ligneMacro"><text:s text:c="4"/>setMergePoint(...)</text:p>
      <text:p text:style-name="ligneMacro"><text:s text:c="4"/>beginMergeItems</text:p>
      <text:p text:style-name="ligneMacro"><text:soft-page-break/><text:s text:c="6"/>' see sequence : MenuItems</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6">
        <text:list-item text:start-value="1">
          <text:p text:style-name="P41">Arg1 : <text:span text:style-name="InstructionMacro">String</text:span> : optional ; list of applications, separated by a comma. See chapter Application context.</text:p>
        </text:list-item>
      </text:list>
      <text:h text:style-name="Heading_20_3" text:outline-level="3">MergeItems</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OfficeHelp</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If your extension runs only on OpenOffice.org version 2.4 or later, the Extensible Help is a much better solution – see instruction <text:a xlink:type="simple" xlink:href="#3.7.5.setHelp|outline">setHelp</text:a>.</text:p>
      <text:h text:style-name="Heading_20_3" text:outline-level="3">OfficeImages</text:h>
      <text:p text:style-name="Text_20_body">This block is optional and rarely used. If used it must not be empty.</text:p>
      <text:p text:style-name="Text_20_body">Usually you declare your images in the Command or Button sequence of other another sub-phase of AddonUI and <text:span text:style-name="T9">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u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oft-page-break/><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OfficeMenuBar</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OfficeMenuBarMerging</text:h>
      <text:p text:style-name="Text_20_body">This sub-phase of AddonUI is used to modify an existing menu. This feature depends on OpenOffice.org version 2.3 or later.</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OfficeToolbar</text:h>
      <text:p text:style-name="Text_20_body">This block is optional. If used it must not be empty. It is used to create a ToolBar for the extension. Only one toolbar is allowed per extension.</text:p>
      <text:p text:style-name="Text_20_body">You should first give a UI name to the toolbar, then declare each button of the toolbar. If you don’t give it a name, the toolbar will appear with a name <text:span text:style-name="InstructionMacroChangement">Add-On 1</text:span> or <text:span text:style-name="InstructionMacroChangement">Add-On 2</text:span> etc.</text:p>
      <text:p text:style-name="Text_20_body">A toolbar name may be declared with block <text:span text:style-name="InstructionMacro">TbTitles</text:span> for one or several OpenOffice.org applications (Calc, Writer...). Each name may be localized. So <text:span text:style-name="InstructionMacro">TbTitles</text:span> blocks may appear several times.</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oft-page-break/><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OfficeToolbarMerging</text:h>
      <text:p text:style-name="Text_20_body">This sub-phase of AddonUI is used to modify an existing toolbar. This feature depends on OpenOffice.org version 2.3 or late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bTitles</text:h>
      <text:p text:style-name="Text_20_body">Optional block. It contains a set of OOo contexts and the associated localized toolbar titles.</text:p>
      <text:p text:style-name="ligneMacro"><text:s text:c="4"/>beginTbTitles(Arg1)</text:p>
      <text:p text:style-name="ligneMacro"><text:soft-page-break/><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6">
        <text:list-item text:start-value="1">
          <text:p text:style-name="P41">Arg1 : <text:span text:style-name="InstructionMacro">String</text:span> : mandatory ; list of window types, separated by a comma and optional space(s). The validity of the names is not checked.</text:p>
        </text:list-item>
      </text:list>
      <text:p text:style-name="Text_20_body">These window types have been tested as working : <text:line-break/><text:span text:style-name="InstructionMacro">Writer, WriterWeb, WriterGlobal, Calc, Draw, Impress, Base, Math, BasicIDE, </text:span><text:span text:style-name="InstructionMacro">StartModule, Bibliography</text:span></text:p>
      <text:p text:style-name="Text_20_body">The window type <text:span text:style-name="InstructionMacro">Chart</text:span> does not currently work (OOo 2.4.0).</text:p>
      <text:p text:style-name="Text_20_body">Other UI windows (not tested) : <text:span text:style-name="InstructionMacro">DbBrowser, DbQuery, DbRelation, DbTable</text:span></text:p>
      <text:p text:style-name="Text_20_body">Example :</text:p>
      <text:p text:style-name="ligneMacro"><text:s text:c="2"/>beginTbTitles("Writer, Calc")</text:p>
      <text:p text:style-name="Corps_20_de_20_texte.Paragraph">For each declared window type,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itles</text:h>
      <text:p text:style-name="Text_20_body">This block announces one or several menu or command titles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p text:style-name="Text_20_body">However, if beginTitles is declared inside a <text:span text:style-name="InstructionMacro">MergeItems</text:span> block, the argument Arg1 is not allowed (because the applications have been listed in <text:span text:style-name="InstructionMacro">beginMergeInstruction</text:span>).</text:p>
      <text:list xml:id="list32154281" text:style-name="L6">
        <text:list-item text:start-value="1">
          <text:p text:style-name="P41">Arg1 : <text:span text:style-name="InstructionMacro">String</text:span> : optional ; list of applications, separated by a comma. See chapter Application context.</text:p>
        </text:list-item>
      </text:list>
      <text:h text:style-name="P6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0172607521" text:style-name="L8">
        <text:list-item>
          <text:p text:style-name="P43">A Feed file contains the internet addresses for one or more Update Information files (each for an extension).</text:p>
        </text:list-item>
        <text:list-item>
          <text:p text:style-name="P43">The Update Information File mainly contains dependency information about the new version, and :</text:p>
        </text:list-item>
      </text:list>
      <text:list xml:id="list18771787221" text:style-name="L9">
        <text:list-item>
          <text:p text:style-name="P44">either <text:s/>the internet address to download the new version of the extension</text:p>
        </text:list-item>
        <text:list-item>
          <text:p text:style-name="P4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1" draw:name="Frame1" text:anchor-type="paragraph" svg:x="0cm" svg:y="0.333cm" svg:width="18.39cm" style:rel-width="100%" draw:z-index="2"><draw:text-box fo:min-height="6.248cm"><text:p text:style-name="Frame_20_contents"><draw:frame draw:style-name="fr4" draw:name="images1" text:anchor-type="paragraph" svg:width="18.087cm" svg:height="6.147cm" draw:z-index="5"><draw:image xlink:href="Pictures/20000330000061BA00002138D7603AEC.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it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2" draw:name="Frame2" text:anchor-type="paragraph" svg:width="18.39cm" style:rel-width="100%" draw:z-index="3"><draw:text-box fo:min-height="4.898cm"><text:p text:style-name="Frame_20_contents"><draw:frame draw:style-name="fr4" draw:name="images2" text:anchor-type="paragraph" svg:width="18.087cm" svg:height="7.091cm" draw:z-index="6"><draw:image xlink:href="Pictures/20000380000063AF00002714F6CC3B20.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2" draw:name="Frame3" text:anchor-type="paragraph" svg:width="18.39cm" style:rel-width="100%" draw:z-index="4"><draw:text-box fo:min-height="4.001cm"><text:p text:style-name="Frame_20_contents"><draw:frame draw:style-name="fr4" draw:name="images3" text:anchor-type="paragraph" svg:width="18.087cm" svg:height="10.777cm" draw:z-index="7"><draw:image xlink:href="Pictures/20000738000065A300003C9015C49916.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this page</text:a> for an example of <text:a xlink:type="simple" xlink:href="http://tools.ietf.org/wg/atompub/draft-ietf-atompub-format/rfc4287.txt">Atom Feed</text:a> file.</text:p>
      <text:p text:style-name="Heading_20_4">Syntax of UpdateInformation block</text:p>
      <text:p text:style-name="Text_20_body"><text:bookmark text:name="updInfoBlock"/>This block can be used with OpenOffice.org version 2.2 or later. When used, it must appear after <text:a xlink:type="simple" xlink:href="#3.6.6.Dependencies|outline">Dependencies</text:a> block, and after all <text:a xlink:type="simple" xlink:href="#3.7.14.setPublisherName|outline"><text:span text:style-name="InstructionMacro">setPublisherName</text:span></text:a> and <text:s/><text:a xlink:type="simple" xlink:href="#3.7.15.setReleaseNotes|outline"><text:span text:style-name="InstructionMacro">setReleaseNotes</text:span></text:a> instructions.</text:p>
      <text:p text:style-name="Text_20_body"><text:span text:style-name="InstructionMacro">UpdateInformation</text:span> is an optional block. It contains at least one update source. </text:p>
      <text:p text:style-name="ligneMacro"><text:s text:c="2"/>beginUpdateInformation(Arg1)</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 of <text:span text:style-name="InstructionMacro">beginUpdateInformation</text:span></text:p>
      <text:list xml:id="list365060621" text:style-name="L10">
        <text:list-item text:start-value="1">
          <text:p text:style-name="P45">Arg1 : <text:span text:style-name="InstructionMacro">String</text:span> : optional ; value is <text:s/><text:span text:style-name="InstructionMacro">"download"</text:span> or <text:span text:style-name="InstructionMacro">"website"</text:span>. Default value is <text:s/><text:span text:style-name="InstructionMacro">"download"</text:span>.</text:p>
        </text:list-item>
      </text:list>
      <text:p text:style-name="Text_20_body">Value <text:span text:style-name="InstructionMacro">"download"</text:span> means that the second argument of <text:span text:style-name="InstructionMacro">setUpdateSource</text:span> is an internet address returning the extension package (myExtension.oxt).</text:p>
      <text:p text:style-name="Text_20_body">Value <text:span text:style-name="InstructionMacro">"website"</text:span> means that the second argument of <text:span text:style-name="InstructionMacro">setUpdateSource</text:span> is the <text:s/>internet address of a web site page where the user can download the extension package.</text:p>
      <text:p text:style-name="Text_20_body">The instruction <text:a xlink:type="simple" xlink:href="#3.7.19.setUpdateSource|outline"><text:span text:style-name="InstructionMacro">setUpdateSource</text:span></text:a> may appear several times. If the first source cannot be reached, the second one is tried, etc. They all point to mirror web sites containing the same information.</text:p>
      <text:h text:style-name="P69" text:outline-level="2">Simple instructions</text:h>
      <text:p text:style-name="Text_20_body">These instructions are used within a block. They are listed in alphabetical order.</text:p>
      <text:h text:style-name="Heading_20_3" text:outline-level="3">addConfiguration</text:h>
      <text:p text:style-name="Text_20_body">Optional. List here your own xml configuration files and schemas.</text:p>
      <text:list xml:id="list640089778" text:style-name="L11">
        <text:list-item>
          <text:p text:style-name="P46">Arg1 : <text:span text:style-name="InstructionMacro">String</text:span> : mandatory : <text:span text:style-name="InstructionMacro">"File"</text:span> or <text:span text:style-name="InstructionMacro">"Schema"</text:span></text:p>
        </text:list-item>
        <text:list-item>
          <text:p text:style-name="P4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addSeparator</text:h>
      <text:p text:style-name="Text_20_body">Optional. It produces a separating line between two menu items, or between two buttons of the toolbar.</text:p>
      <text:p text:style-name="Text_20_body">No argument.</text:p>
      <text:h text:style-name="Heading_20_3" text:outline-level="3">setButtonType</text:h>
      <text:p text:style-name="Text_20_body">Optional. Only used for a complex toolbar button. These kinds of buttons require a specific protocol handler.</text:p>
      <text:list xml:id="list2163569794" text:style-name="L12">
        <text:list-item>
          <text:p text:style-name="P47">Arg1 : <text:span text:style-name="InstructionMacro">String</text:span> : mandatory, type of control used for the button</text:p>
        </text:list-item>
      </text:list>
      <text:list xml:id="list555290175" text:style-name="L13">
        <text:list-item>
          <text:p text:style-name="P4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setDisplayName</text:h>
      <text:p text:style-name="Text_20_body">Optional. This feature depends on OpenOffice.org 2.4.0 or later.</text:p>
      <text:list xml:id="list895871159" text:style-name="L14">
        <text:list-item>
          <text:p text:style-name="P49">Arg1 : <text:span text:style-name="InstructionMacro">String</text:span> : mandatory ; locale, example <text:span text:style-name="InstructionMacro">"en"</text:span>.</text:p>
        </text:list-item>
        <text:list-item>
          <text:p text:style-name="P4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setExtensionDescription</text:h>
      <text:p text:style-name="P22">Optional. This feature depends on OpenOffice.org 3.1.0 or later. It replaces <text:a xlink:type="simple" xlink:href="#3.7.18.setTooltip|outline"><text:span text:style-name="InstructionMacro">setTooltip</text:span></text:a>.</text:p>
      <text:list xml:id="list1506468025" text:style-name="L15">
        <text:list-item text:start-value="1">
          <text:p text:style-name="P50">Arg1 : <text:span text:style-name="InstructionMacro">String</text:span> : mandatory ; list of the locales which have a corresponding description text.<text:line-break/>Locales are separated by a comma and optional space(s), example <text:span text:style-name="InstructionMacro">"en, fr-FR"</text:span>.<text:line-break/><text:soft-page-break/>The first locale will be used by default if there is no better match with another language.</text:p>
        </text:list-item>
      </text:list>
      <text:p text:style-name="Text_20_body">For each indicated locale there must be a corresponding text in the chapter <text:reference-ref text:reference-format="text" text:ref-name="chapDescription">Localized description text</text:reference-ref>.</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setHelp</text:h>
      <text:p text:style-name="Text_20_body">Optional. This feature depends on OpenOffice.org 2.4.0 or later. Instruction setDisplayName should be executed before this one.</text:p>
      <text:list xml:id="list32174734" text:style-name="L15">
        <text:list-item text:start-value="1">
          <text:p text:style-name="P5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setIcon</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5">
        <text:list-item text:start-value="1">
          <text:p text:style-name="P50">Arg1 : <text:span text:style-name="InstructionMacro">String</text:span> : mandatory ; URL path to an image file ; the path is relative to the extension folder.</text:p>
        </text:list-item>
        <text:list-item text:start-value="1">
          <text:p text:style-name="P5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setImage</text:h>
      <text:p text:style-name="Text_20_body">Optional for command items and button items. Mandatory in an Image block.</text:p>
      <text:list xml:id="list1555895834" text:style-name="L16">
        <text:list-item>
          <text:p text:style-name="P5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5">16x16</text:p>
          </table:table-cell>
          <table:table-cell table:style-name="Tableau2.A2" office:value-type="string">
            <text:p text:style-name="P15">normal</text:p>
          </table:table-cell>
          <table:table-cell table:style-name="Tableau2.A2" office:value-type="string">
            <text:p text:style-name="P18"><text:span text:style-name="InstructionMacro">_16</text:span></text:p>
          </table:table-cell>
          <table:table-cell table:style-name="Tableau2.D2" office:value-type="string">
            <text:p text:style-name="P19"><text:span text:style-name="InstructionMacro">iconExecute_16.png</text:span></text:p>
          </table:table-cell>
        </table:table-row>
        <table:table-row>
          <table:table-cell table:style-name="Tableau2.A2" office:value-type="string">
            <text:p text:style-name="P15">16x16</text:p>
          </table:table-cell>
          <table:table-cell table:style-name="Tableau2.A2" office:value-type="string">
            <text:p text:style-name="P15">high</text:p>
          </table:table-cell>
          <table:table-cell table:style-name="Tableau2.A2" office:value-type="string">
            <text:p text:style-name="P18"><text:span text:style-name="InstructionMacro">_16h</text:span></text:p>
          </table:table-cell>
          <table:table-cell table:style-name="Tableau2.D2" office:value-type="string">
            <text:p text:style-name="P19"><text:span text:style-name="InstructionMacro">iconExecute_16h.png</text:span></text:p>
          </table:table-cell>
        </table:table-row>
        <table:table-row>
          <table:table-cell table:style-name="Tableau2.A2" office:value-type="string">
            <text:p text:style-name="P15">26x26</text:p>
          </table:table-cell>
          <table:table-cell table:style-name="Tableau2.A2" office:value-type="string">
            <text:p text:style-name="P15">normal</text:p>
          </table:table-cell>
          <table:table-cell table:style-name="Tableau2.A2" office:value-type="string">
            <text:p text:style-name="P18"><text:span text:style-name="InstructionMacro">_26</text:span></text:p>
          </table:table-cell>
          <table:table-cell table:style-name="Tableau2.D2" office:value-type="string">
            <text:p text:style-name="P19"><text:span text:style-name="InstructionMacro">iconExecute_26.png</text:span></text:p>
          </table:table-cell>
        </table:table-row>
        <table:table-row>
          <table:table-cell table:style-name="Tableau2.A2" office:value-type="string">
            <text:p text:style-name="P15">26x26</text:p>
          </table:table-cell>
          <table:table-cell table:style-name="Tableau2.A2" office:value-type="string">
            <text:p text:style-name="P15">high</text:p>
          </table:table-cell>
          <table:table-cell table:style-name="Tableau2.A2" office:value-type="string">
            <text:p text:style-name="P18"><text:span text:style-name="InstructionMacro">_26h</text:span></text:p>
          </table:table-cell>
          <table:table-cell table:style-name="Tableau2.D2" office:value-type="string">
            <text:p text:style-name="P19"><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text:soft-page-break/>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3">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setLicense</text:h>
      <text:p text:style-name="Text_20_body">Optional instruction.</text:p>
      <text:list xml:id="list198609594" text:style-name="L17">
        <text:list-item>
          <text:p text:style-name="P5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52">Arg2 : <text:span text:style-name="InstructionMacro">String</text:span> : mandatory ; locale used for the license text if there is no better match. It is one of the locales listed in Arg1.<text:line-break/>From OpenOffice.org version 2.4 it is recommended to use an empty string for Arg2 ; in this case, the default license locale is the first locale from left in Arg1 list.</text:p>
        </text:list-item>
        <text:list-item>
          <text:p text:style-name="P52">Arg3 : <text:span text:style-name="InstructionMacro">String</text:span> : optional ; indicates who will agree to the license ; may be either <text:span text:style-name="InstructionMacro">"user"</text:span> or <text:span text:style-name="InstructionMacro">"admin"</text:span>. Default value is <text:span text:style-name="InstructionMacro">"user"</text:span>.<text:line-break/>Arg3 must exist if Arg4 exists.</text:p>
        </text:list-item>
        <text:list-item>
          <text:p text:style-name="P52">Arg4 : <text:span text:style-name="InstructionMacro">Boolean</text:span> : optional ; value <text:span text:style-name="InstructionMacro">True</text:span> indicates that the license for this extension will not be displayed during an update of the extension (as opposed to a new installation) ; value <text:span text:style-name="InstructionMacro">False</text:span> indicates that the license will always be displayed. Default value is <text:span text:style-name="InstructionMacro">False</text:span>.</text:p>
        </text:list-item>
      </text:list>
      <text:p text:style-name="Text_20_body">For each indicated locale there must be a corresponding text in the chapter <text:span text:style-name="T2"><text:reference-ref text:reference-format="text" text:ref-name="chapLicense">Localized license text</text:reference-ref></text:span>. Example :</text:p>
      <text:p text:style-name="ligneMacro">setLicense("fr, en", "en", "user", True)</text:p>
      <text:p text:style-name="Corps_20_de_20_texte.Paragraph">For each indicated locale a text file encoded in UTF-8 is created in the sub-folder <text:span text:style-name="InstructionMacro">Legal/</text:span> of the extension package.</text:p>
      <text:p text:style-name="Corps_20_de_20_texte.Paragraph">For example, for the locale <text:span text:style-name="InstructionMacro">"fr-FR"</text:span> the corresponding file will be <text:span text:style-name="InstructionMacro">license-fr-FR.txt</text:span>.</text:p>
      <text:h text:style-name="Heading_20_3" text:outline-level="3">setMergePoint</text:h>
      <text:p text:style-name="Text_20_body">Mandatory. Specifies the position in a menu or in a toolbar where changes should take place.</text:p>
      <text:list xml:id="list32156435" text:style-name="L6">
        <text:list-item text:start-value="1">
          <text:p text:style-name="P4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1">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1"><text:soft-page-break/>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3">Writer</text:span>, there is a file menubar.xml in the folder ;</text:p>
      <text:p text:style-name="ligneMacro">share/config/soffice.cfg/modules/s<text:span text:style-name="InstructionMacroChangement"><text:span text:style-name="T13">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3">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3">Writer</text:span>, there are several xml files in the folder ;</text:p>
      <text:p text:style-name="ligneMacro">share/config/soffice.cfg/modules/s<text:span text:style-name="InstructionMacroChangement"><text:span text:style-name="T13">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3">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setOOoDependency</text:h>
      <text:p text:style-name="Text_20_body">Optional. At extension installation, OpenOffice.org will check that its version is compatible with the versions allowed for this extension.</text:p>
      <text:list xml:id="list281147024" text:style-name="L18">
        <text:list-item>
          <text:p text:style-name="P53">Arg1 : <text:span text:style-name="InstructionMacro">String</text:span> : mandatory, minimal version for the underlying OpenOffice.org ; should be at least "2.2".<text:line-break/><text:span text:style-name="T14">Only the first two levels of versioning are supported, e.g. "2.2" but not "2.2.1".</text:span></text:p>
        </text:list-item>
        <text:list-item>
          <text:p text:style-name="P53">Arg2 : <text:span text:style-name="InstructionMacro">String</text:span> : optional, text to be displayed if minimal dependency is not satisfied.<text:line-break/>If Arg2 is absent the text <text:span text:style-name="InstructionMacro">"OpenOffice.org "</text:span> followed by the value of Arg1 will be displayed.</text:p>
        </text:list-item>
        <text:list-item>
          <text:p text:style-name="P53">Arg3 : <text:span text:style-name="InstructionMacro">String</text:span> : optional, maximal version for the underlying OpenOffice.org.<text:line-break/><text:soft-page-break/><text:span text:style-name="T14">Only the first two levels of versioning are supported, e.g. "3.2" but not "3.2.1".</text:span></text:p>
        </text:list-item>
        <text:list-item>
          <text:p text:style-name="P53">Arg4 : <text:span text:style-name="InstructionMacro">String</text:span> : optional, text to be displayed if maximal dependency is not satisfied.<text:line-break/>If Arg4 is absent the text <text:span text:style-name="InstructionMacro">"OpenOffice.org "</text:span> followed by the value of Arg3 will be displayed.</text:p>
        </text:list-item>
      </text:list>
      <text:p text:style-name="Text_20_body">Examples :</text:p>
      <text:p text:style-name="ligneMacro"><text:s/>setOOoDependency("2.2")</text:p>
      <text:p text:style-name="ligneMacro"/>
      <text:p text:style-name="ligneMacro"><text:s/>setOOoDependency("2.1", "OpenOffice.org 2.1 or StarOffice 8 Update 5")</text:p>
      <text:p text:style-name="ligneMacro"/>
      <text:p text:style-name="ligneMacro"><text:s/>setOOoDependency("2.3", "OpenOffice.org 2.3.1") ' display a bug-fixed version</text:p>
      <text:p text:style-name="ligneMacro"/>
      <text:p text:style-name="ligneMacro"><text:s/>setOOoDependency("3.1", "OpenOffice.org 3.1", "3.2")</text:p>
      <text:p text:style-name="ligneMacro"/>
      <text:p text:style-name="ligneMacro"><text:s/>setOOoDependency("3.1", "OpenOffice.org 3.1", "3.9", "OpenOffice.org 3.9 maxi")</text:p>
      <text:p text:style-name="P30">Notes</text:p>
      <text:p text:style-name="Text_20_body">If an argument is used (e.g. Arg3) then all preceding arguments must be filled (e.g. Arg1, Arg2).</text:p>
      <text:p text:style-name="Text_20_body">Display texts of Arg2 and Arg4 are not localized : the same text will be displayed whatever the user interface language. </text:p>
      <text:p text:style-name="Text_20_body">The maximal version dependency is supported from OpenOffice.org version 3.1. Older OpenOffice versions will not accept an extension requesting <text:s/>maximal version dependency.</text:p>
      <text:p text:style-name="Text_20_body">For most extensions there is no maximal version dependency, in this case Arg3 and Arg4 are not used.</text:p>
      <text:h text:style-name="Heading_20_3" text:outline-level="3">setPlatform</text:h>
      <text:p text:style-name="Text_20_body">Optional. Used to specify on which platforms the extension can run.</text:p>
      <text:list xml:id="list297634622" text:style-name="L19">
        <text:list-item>
          <text:p text:style-name="P5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Wiki page</text:a>.</text:p>
      <text:p text:style-name="Text_20_body">Example :</text:p>
      <text:p text:style-name="ligneMacro"><text:s/>setPlatform("windows_x86, macosx_x86, linux_x86, solaris_sparc")</text:p>
      <text:h text:style-name="Heading_20_3" text:outline-level="3">setProperty</text:h>
      <text:p text:style-name="Text_20_body">This instruction may be used in the AddonUI phase to add a particular xml property in a block. The arguments are not verified, so you may use new properties defined in the future.</text:p>
      <text:list xml:id="list32175170" text:style-name="L19">
        <text:list-item text:start-value="1">
          <text:p text:style-name="P54">Arg1 : <text:span text:style-name="InstructionMacro">String</text:span> : mandatory ; property name</text:p>
        </text:list-item>
        <text:list-item>
          <text:p text:style-name="P5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setPublisherName</text:h>
      <text:p text:style-name="Text_20_body">Optional. This feature depends on OpenOffice.org 2.4.0 or later.</text:p>
      <text:list xml:id="list32175297" text:style-name="L14">
        <text:list-item text:start-value="1">
          <text:p text:style-name="P49">Arg1 : <text:span text:style-name="InstructionMacro">String</text:span> : mandatory ; locale, example <text:span text:style-name="InstructionMacro">"en"</text:span>.</text:p>
        </text:list-item>
        <text:list-item>
          <text:p text:style-name="P49">Arg2 : <text:span text:style-name="InstructionMacro">String</text:span> : mandatory ; name of the publisher.</text:p>
        </text:list-item>
        <text:list-item>
          <text:p text:style-name="P4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text:soft-page-break/>localized). The first instruction will be used by default if there is no better match with another language.</text:p>
      <text:p text:style-name="ligneMacro">setPublisherName("fr", "OOoYes", "http://www.oooyes.fr/")</text:p>
      <text:h text:style-name="Heading_20_3" text:outline-level="3">setReleaseNotes</text:h>
      <text:p text:style-name="Text_20_body">Optional. This feature depends on OpenOffice.org 2.4.0 or later.</text:p>
      <text:list xml:id="list32162863" text:style-name="L14">
        <text:list-item text:start-value="1">
          <text:p text:style-name="P49">Arg1 : <text:span text:style-name="InstructionMacro">String</text:span> : mandatory ; locale, example <text:span text:style-name="InstructionMacro">"en"</text:span>.</text:p>
        </text:list-item>
        <text:list-item>
          <text:p text:style-name="P4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setTarget</text:h>
      <text:p text:style-name="Text_20_body">Optional. Specifies the target frame for the command URL.</text:p>
      <text:list xml:id="list87411818" text:style-name="L20">
        <text:list-item>
          <text:p text:style-name="P5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setTitle</text:h>
      <text:p text:style-name="Text_20_body">This instruction declares a localized title for a menu or command item, <text:s/>or a toolbar name. It indicates which title text to use for a particular locale.</text:p>
      <text:list xml:id="list1912045413" text:style-name="L21">
        <text:list-item text:start-value="1">
          <text:p text:style-name="P6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setTooltip</text:h>
      <text:p text:style-name="P22">Optional.</text:p>
      <text:p text:style-name="Text_20_body"><text:span text:style-name="T14">The Tooltip feature is deprecated as of OpenOffice.org 3.1 and that functionality will not be maintained.</text:span> It is replaced by the Description feature, see instruction <text:a xlink:type="simple" xlink:href="#3.7.5.setExtensionDescription|outline"><text:span text:style-name="InstructionMacro">setExtensionDescription</text:span></text:a>. If both Tootip and Description are present, the Extension Manager will display the Description text in version 3.1 and later, and it will display the Tooltip text in older versions.</text:p>
      <text:list xml:id="list32161439" text:style-name="L15">
        <text:list-item text:start-value="1">
          <text:p text:style-name="P5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50"><text:soft-page-break/>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span text:style-name="T2"><text:reference-ref text:reference-format="text" text:ref-name="chapTooltip">Localized tooltip text</text:reference-ref></text:span>.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23">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setUpdateSource</text:h>
      <text:p text:style-name="Text_20_body">At least one <text:span text:style-name="InstructionMacro">setUpdateSource</text:span> is mandatory within a block <text:span text:style-name="InstructionMacro">UpdateInformation</text:span>.</text:p>
      <text:list xml:id="list984239980" text:style-name="L22">
        <text:list-item>
          <text:p text:style-name="P56">Arg1 : <text:span text:style-name="InstructionMacro">String</text:span> : internet address returning an xml file. This file is either a feed, or the update description for the extension.</text:p>
        </text:list-item>
        <text:list-item>
          <text:p text:style-name="P56">Arg2 : <text:span text:style-name="InstructionMacro">String</text:span> : internet address returning either the extension package, or the page of a web site where the user can download the extension package.<text:line-break/>This must be in accordance with Arg1 of <text:a xlink:type="simple" xlink:href="#updInfoBlock"><text:span text:style-name="InstructionMacro">beginUpdateInformation</text:span></text:a>.</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en several <text:span text:style-name="InstructionMacro">setUpdateSource</text:span> instructions are used they must have the same type of arguments, because they point to mirror sites.</text:p>
      <text:p text:style-name="Text_20_body">Examples showing the four possible variants, for a hypothetical extension named MBE, in version 1.0.3. There is an alternate mirror site. For text clarity, the continuation character _ is used in these instructions.</text:p>
      <text:p text:style-name="ligneMacro">' Case 1 : Direct link to update information file and to oxt file</text:p>
      <text:p text:style-name="ligneMacro">beginUpdateInformation("download")</text:p>
      <text:p text:style-name="ligneMacro"><text:s/>setUpdateSource("http://www.oooyes.com/MBE.update.xml", _</text:p>
      <text:p text:style-name="ligneMacro"><text:s text:c="4"/>"http://www.oooyes.com/MBE-1.0.3.oxt")</text:p>
      <text:p text:style-name="ligneMacro"><text:s/>setUpdateSource("http://www.oooyes.fr/upd/MBE.update.xml", _</text:p>
      <text:p text:style-name="ligneMacro"><text:s text:c="4"/>"http://www.oooyes.fr/ext/MBE-1.0.3.oxt")</text:p>
      <text:p text:style-name="ligneMacro">endUpdateInformation</text:p>
      <text:p text:style-name="ligneMacro"/>
      <text:p text:style-name="ligneMacro">' <text:s/>Case 2 : Direct link to update information file, link to web page for download</text:p>
      <text:p text:style-name="ligneMacro">beginUpdateInformation(<text:span text:style-name="InstructionMacroChangement">"website"</text:span>) </text:p>
      <text:p text:style-name="ligneMacro"><text:s/>setUpdateSource("http://www.oooyes.com/MBE.update.xml", _</text:p>
      <text:p text:style-name="ligneMacro"><text:s text:c="4"/>"http://www.oooyes.com/MBE.html")</text:p>
      <text:p text:style-name="ligneMacro"><text:s/>setUpdateSource("http://www.oooyes.fr/upd/MBE.update.xml", _</text:p>
      <text:p text:style-name="ligneMacro"><text:s text:c="4"/>"http://www.oooyes.fr/MBE.html")</text:p>
      <text:p text:style-name="ligneMacro">endUpdateInformation</text:p>
      <text:p text:style-name="ligneMacro"/>
      <text:p text:style-name="ligneMacro">' Case 3 : Feed link, direct link to oxt file</text:p>
      <text:p text:style-name="ligneMacro">beginUpdateInformation("download") </text:p>
      <text:p text:style-name="ligneMacro"><text:s/>setUpdateSource("http://www.oooyes.com/companyFeed.xml", _</text:p>
      <text:p text:style-name="ligneMacro"><text:s text:c="4"/>"http://www.oooyes.com/MBE-1.0.3.oxt") </text:p>
      <text:p text:style-name="ligneMacro"><text:s/>setUpdateSource("http://www.oooyes.fr/upd/companyFeed .xml", _</text:p>
      <text:p text:style-name="ligneMacro"><text:s text:c="4"/>"http://www.oooyes.fr/ext/MBE-1.0.3.oxt") <text:s text:c="2"/></text:p>
      <text:p text:style-name="ligneMacro">endUpdateInformation</text:p>
      <text:p text:style-name="ligneMacro"/>
      <text:p text:style-name="ligneMacro">' Case 4 : Feed link, link to web page for download</text:p>
      <text:p text:style-name="ligneMacro"><text:soft-page-break/>beginUpdateInformation("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setURL</text:h>
      <text:p text:style-name="Text_20_body">Mandatory, used for a Command. The number of arguments depends on the specific case, but in a specific case they are all mandatory.</text:p>
      <text:p text:style-name="Heading_20_4">Run a Basic macro</text:p>
      <text:list xml:id="list1509153930" text:style-name="L23">
        <text:list-item>
          <text:p text:style-name="P5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57">Arg2 : <text:span text:style-name="InstructionMacro">String</text:span> : the library name (which is also the name of the folder containing the Basic library).</text:p>
        </text:list-item>
        <text:list-item>
          <text:p text:style-name="P57">Arg3 : <text:span text:style-name="InstructionMacro">String</text:span> : the name of the module containing the macro.</text:p>
        </text:list-item>
        <text:list-item>
          <text:p text:style-name="P57">Arg4 : <text:span text:style-name="InstructionMacro">String</text:span> : the name of the macro.</text:p>
        </text:list-item>
      </text:list>
      <text:p text:style-name="Text_20_body">Example :</text:p>
      <text:p text:style-name="ligneMacro"><text:s text:c="2"/>setURL("Basic", "Test3", "Module2", "analyzeData")</text:p>
      <text:p text:style-name="P31">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97596151" text:style-name="L24">
        <text:list-item>
          <text:p text:style-name="P58">Arg1 : <text:span text:style-name="InstructionMacro">String</text:span> : <text:span text:style-name="InstructionMacro">"BeanShell"</text:span></text:p>
        </text:list-item>
        <text:list-item>
          <text:p text:style-name="P58">Arg2 : <text:span text:style-name="InstructionMacro">String</text:span> : the library name (which is also the name of the folder containing the BeanShell library).</text:p>
        </text:list-item>
        <text:list-item>
          <text:p text:style-name="P5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92414334" text:style-name="L25">
        <text:list-item>
          <text:p text:style-name="P59">Arg1 : <text:span text:style-name="InstructionMacro">String</text:span> : <text:span text:style-name="InstructionMacro">"JavaScript"</text:span></text:p>
        </text:list-item>
        <text:list-item>
          <text:p text:style-name="P59">Arg2 : <text:span text:style-name="InstructionMacro">String</text:span> : the library name (which is also the name of the folder containing the JavaScript library).</text:p>
        </text:list-item>
        <text:list-item>
          <text:p text:style-name="P5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 runtime script</text:p>
      <text:list xml:id="list568997703" text:style-name="L26">
        <text:list-item>
          <text:p text:style-name="P60">Arg1 : <text:span text:style-name="InstructionMacro">String</text:span> : <text:span text:style-name="InstructionMacro">"Java"</text:span></text:p>
        </text:list-item>
        <text:list-item>
          <text:p text:style-name="P60">Arg2 : <text:span text:style-name="InstructionMacro">String</text:span> : the library name (which is also the name of the folder containing the Java library).</text:p>
        </text:list-item>
        <text:list-item>
          <text:p text:style-name="P60">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6">
        <text:list-item text:start-value="1">
          <text:p text:style-name="P60">Arg1 : <text:span text:style-name="InstructionMacro">String</text:span> : <text:span text:style-name="InstructionMacro">"Python"</text:span></text:p>
        </text:list-item>
        <text:list-item>
          <text:p text:style-name="P60">Arg2 : <text:span text:style-name="InstructionMacro">String</text:span> : the path to the Python file, relative to the extension folder</text:p>
        </text:list-item>
        <text:list-item>
          <text:p text:style-name="P6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176250213" text:style-name="L27">
        <text:list-item>
          <text:p text:style-name="P61">Arg1 : <text:span text:style-name="InstructionMacro">String</text:span> : ""</text:p>
        </text:list-item>
        <text:list-item>
          <text:p text:style-name="P6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useComponent</text:h>
      <text:p text:style-name="Text_20_body">Optional. Specifies a shared library component.</text:p>
      <text:list xml:id="list1586022481" text:style-name="L28">
        <text:list-item text:start-value="1">
          <text:p text:style-name="P6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66">Arg2 : <text:span text:style-name="InstructionMacro">String</text:span> : URL path to a file ; the path is relative to the extension folder.</text:p>
        </text:list-item>
      </text:list>
      <text:p text:style-name="Text_20_body">Argument <text:span text:style-name="InstructionMacro">"Executable"</text:span> is used for Unix executable files. It is only available since OpenOffice.org version 2.4.</text:p>
      <text:p text:style-name="Text_20_body">Example :</text:p>
      <text:p text:style-name="ligneMacro"><text:s text:c="2"/>useComponent("Linux_x86", "myComp.uno.so")</text:p>
      <text:p text:style-name="ligneMacro"><text:s text:c="2"/>useComponent("Windows", "myComp.dll")</text:p>
      <text:h text:style-name="Heading_20_3" text:outline-level="3">useLibrary</text:h>
      <text:p text:style-name="Text_20_body">Optional. Specifies a non-component library.</text:p>
      <text:p text:style-name="Heading_20_4"><text:soft-page-break/>Usual types of library</text:p>
      <text:list xml:id="list32158583" text:style-name="L28">
        <text:list-item text:start-value="1">
          <text:p text:style-name="P6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63"><text:span text:style-name="InstructionMacro">"Basic"</text:span> : folder containing the Basic Library (code and dialog modules)</text:p>
        </text:list-item>
        <text:list-item>
          <text:p text:style-name="P63"><text:span text:style-name="InstructionMacro">"Dialog"</text:span> : folder containing the Dialog Library (dialog modules only)</text:p>
        </text:list-item>
        <text:list-item>
          <text:p text:style-name="P6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63"><text:span text:style-name="InstructionMacro">"Python"</text:span> : folder containing the python file(s) containing the script(s)</text:p>
        </text:list-item>
        <text:list-item>
          <text:p text:style-name="P63"><text:span text:style-name="InstructionMacro">"jar"</text:span> or <text:span text:style-name="InstructionMacro">"rdb"</text:span> : <text:span text:style-name="T13">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297749333" text:style-name="L29">
        <text:list-item>
          <text:p text:style-name="P62">first create the library in My Macros with the user interface, and test your routines ;</text:p>
        </text:list-item>
        <text:list-item>
          <text:p text:style-name="P62">copy the folder that OOo created from your <text:span text:style-name="InstructionMacro">user/</text:span> folder to your extension folder ; for Basic, use the « Export as Basic library » facility</text:p>
        </text:list-item>
        <text:list-item>
          <text:p text:style-name="P6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6">
        <text:list-item text:start-value="1">
          <text:p text:style-name="P60">Arg1 : <text:span text:style-name="InstructionMacro">String</text:span> : begins with <text:span text:style-name="InstructionMacro">"media-type="</text:span> followed by the complete media type string</text:p>
        </text:list-item>
        <text:list-item>
          <text:p text:style-name="P6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Heading_20_1" text:outline-level="1"><text:span text:style-name="T1">Credits</text:span> </text:h>
      <text:p text:style-name="Standard"><text:span text:style-name="T1">Author </text:span>: Bernard Marcelly</text:p>
      <text:p text:style-name="Standard"/>
      <text:p text:style-name="Standard"><text:span text:style-name="T1">Thanks to </text:span>: </text:p>
      <text:p text:style-name="Standard"/>
      <text:p text:style-name="Standard"><text:span text:style-name="T1">Integrated by </text:span>: </text:p>
      <text:p text:style-name="Standard"/>
      <text:p text:style-name="Standard"><text:span text:style-name="T1">Last modified </text:span>: July, 26, 2009</text:p>
      <text:p text:style-name="Standard"/>
      <text:p text:style-name="P9">Contacts : <text:a xlink:type="simple" xlink:href="mailto:bmarcelly@openoffice.org">bmarcelly@openoffice.org</text:a> </text:p>
      <text:p text:style-name="P8"/>
      <text:p text:style-name="P10">Translation :<text:span text:style-name="T3"> </text:span></text:p>
      <text:p text:style-name="P11"/>
      <table:table table:name="Tableau1" table:style-name="Tableau1">
        <table:table-column table:style-name="Tableau1.A"/>
        <table:table-column table:style-name="Tableau1.B"/>
        <table:table-column table:style-name="Tableau1.C"/>
        <table:table-header-rows>
          <text:soft-page-break/>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1"/>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11"><text:a xlink:type="simple" xlink:href="http://www.openoffice.org.br/"/></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11"/>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1"/>
      <text:p text:style-name="P11"/>
      <text:h text:style-name="P68" text:outline-level="1">Licences of Extension Compiler</text:h>
      <text:h text:style-name="Heading_20_2" text:outline-level="2">Documentation</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http://www.openoffice.org/licenses/PDL.html</text:span></text:a><text:span text:style-name="T4">. </text:span></text:p>
      <text:p text:style-name="P12"/>
      <text:p text:style-name="P12">The Original Documentation is : Extension Compiler</text:p>
      <text:p text:style-name="P12">The Initial Writer of the Original Documentation is Bernard Marcelly</text:p>
      <text:p text:style-name="P13">Copyright (C) 2008-2009<text:span text:style-name="T6">.</text:span> All Rights Reserved. <text:s/>(Initial Writer contact(s): <text:a xlink:type="simple" xlink:href="mailto:bmarcelly@openoffice.org">bmarcelly@openoffice.org</text:a> )</text:p>
      <text:p text:style-name="P13"/>
      <text:p text:style-name="P12">Contributor(s): ______________________________________. </text:p>
      <text:p text:style-name="P12">Portions created by ______ are Copyright (C)_________<text:span text:style-name="T7">[Insert year(s)]</text:span>. </text:p>
      <text:p text:style-name="P12">All Rights Reserved. <text:s/><text:span text:style-name="T8"><text:s/>(Contributor contact(s):________________</text:span><text:span text:style-name="T7">[Insert hyperlink/alias]</text:span><text:span text:style-name="T8">).</text:span></text:p>
      <text:p text:style-name="P14"/>
      <text:h text:style-name="Heading_20_2" text:outline-level="2">Macro libraries</text:h>
      <text:p text:style-name="Text_20_body">The library ConfigTool included in this document constitutes a tool which creates an extension package for OpenOffice.org. Copyright (C) 2008-2009 <text:s/><text:a xlink:type="simple" xlink:href="mailto:bmarcelly@openoffice.org">Bernard Marcelly</text:a></text:p>
      <text:p text:style-name="Text_20_body">This library is free software; you can redistribute it and/or modify it under the terms of the GNU Lesser General Public License version 2.1 as published by the Free Software Foundation. </text:p>
      <text:p text:style-name="Text_20_body">This library is distributed in the hope that it will be useful,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9 Temple Place, Suite 330, Boston, MA <text:s/>02111-1307 <text:s/>USA</text:p>
      <text:p text:style-name="Text_20_body"/>
      <text:p text:style-name="Text_20_body">General information on LGPL is available on <text:a xlink:type="simple" xlink:href="http://www.gnu.org/copyleft/lesser.html">this Web site</text:a>.</text:p>
      <text:h text:style-name="P67" text:outline-level="1">Data used by extension <text:file-name text:display="name">UrbanTemplateOO</text:file-name></text:h>
      <text:p text:style-name="Text_20_body">The compiler searches the texts found in the next sub-sections to create the tooltip,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reference-mark-start text:name="chapTooltip"/>Localized tooltip text<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are listed hereunder, replace them with your own text.</text:p>
      <text:p text:style-name="tooltipLang">Tooltip en</text:p>
      <text:p text:style-name="tooltipText">A fantastic extension that does everything.</text:p>
      <text:p text:style-name="tooltipText">Copyright (c) 2009 yourself</text:p>
      <text:p text:style-name="tooltipText"/>
      <text:p text:style-name="tooltipLang">Tooltip fr</text:p>
      <text:p text:style-name="tooltipText">Une extension épatante qui fait tout.</text:p>
      <text:p text:style-name="tooltipText">Copyright (c) 2012 CommunesPlone</text:p>
      <text:p text:style-name="tooltipText"/>
      <text:p text:style-name="tooltipLang">Tooltip es</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reference-mark-start text:name="chapDescription"/>Localized description text<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are listed hereunder, replace them with your own text.</text:p>
      <text:p text:style-name="descrLang">Description en</text:p>
      <text:p text:style-name="descrText"><text:soft-page-break/>Extension for Urban templates editing</text:p>
      <text:p text:style-name="descrText">Copyright (c) 2012 CommunesPlone</text:p>
      <text:p text:style-name="descrLang">Description fr</text:p>
      <text:p text:style-name="descrText">Extension pour l'édition de modèles Urban</text:p>
      <text:p text:style-name="descrText">Copyright (c) 2012 CommunesPlone</text:p>
      <text:p text:style-name="descrLang">Description es</text:p>
      <text:p text:style-name="descrText">Una estupenda extensi<text:span text:style-name="T16">ó</text:span>n que hace todo.</text:p>
      <text:p text:style-name="descrText">Copyright (c) 2009 usted mismo</text:p>
      <text:h text:style-name="Heading_20_2" text:outline-level="2"><text:reference-mark-start text:name="chapLicense"/>Localized license text<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tooltip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for LGPL license) are listed hereunder, put the license terms you want.</text:p>
      <text:p text:style-name="licenseLang">License en</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text:s text:c="11"/>How to Apply These Terms to Your New Libraries</text:p>
      <text:p text:style-name="licenseText"/>
      <text:p text:style-name="licenseText"><text:s text:c="2"/>If you develop a new library, and you want it to be of the greatest</text:p>
      <text:p text:style-name="licenseText">possible use to the public, we recommend making it free software that</text:p>
      <text:p text:style-name="licenseText">everyone can redistribute and change. <text:s/>You can do so by permitting</text:p>
      <text:p text:style-name="licenseText">redistribution under these terms (or, alternatively, under the terms of the</text:p>
      <text:p text:style-name="licenseText">ordinary General Public License).</text:p>
      <text:p text:style-name="licenseText"/>
      <text:p text:style-name="licenseText"><text:s text:c="2"/>To apply these terms, attach the following notices to the library. <text:s/>It is</text:p>
      <text:p text:style-name="licenseText">safest to attach them to the start of each source file to most effectively</text:p>
      <text:p text:style-name="licenseText">convey the exclusion of warranty; and each file should have at least the</text:p>
      <text:p text:style-name="licenseText">"copyright" line and a pointer to where the full notice is found.</text:p>
      <text:p text:style-name="licenseText"/>
      <text:p text:style-name="licenseText"><text:s text:c="4"/>&lt;one line to give the library's name and a brief idea of what it does.&gt;</text:p>
      <text:p text:style-name="licenseText"><text:s text:c="4"/>Copyright (C) &lt;year&gt; <text:s/>&lt;name of author&gt;</text:p>
      <text:p text:style-name="licenseText"/>
      <text:p text:style-name="licenseText"><text:s text:c="4"/>This library is free software; you can redistribute it and/or</text:p>
      <text:p text:style-name="licenseText"><text:s text:c="4"/>modify it under the terms of the GNU Lesser General Public</text:p>
      <text:p text:style-name="licenseText"><text:s text:c="4"/>License as published by the Free Software Foundation; either</text:p>
      <text:p text:style-name="licenseText"><text:s text:c="4"/>version 2.1 of the License, or (at your option) any later version.</text:p>
      <text:p text:style-name="licenseText"/>
      <text:p text:style-name="licenseText"><text:s text:c="4"/>This library is distributed in the hope that it will be useful,</text:p>
      <text:p text:style-name="licenseText"><text:soft-page-break/><text:s text:c="4"/>but WITHOUT ANY WARRANTY; without even the implied warranty of</text:p>
      <text:p text:style-name="licenseText"><text:s text:c="4"/>MERCHANTABILITY or FITNESS FOR A PARTICULAR PURPOSE. <text:s/>See the GNU</text:p>
      <text:p text:style-name="licenseText"><text:s text:c="4"/>Lesser General Public License for more details.</text:p>
      <text:p text:style-name="licenseText"/>
      <text:p text:style-name="licenseText"><text:s text:c="4"/>You should have received a copy of the GNU Lesser General Public</text:p>
      <text:p text:style-name="licenseText"><text:s text:c="4"/>License along with this library; if not, write to the Free Software</text:p>
      <text:p text:style-name="licenseText"><text:s text:c="4"/>Foundation, Inc., 51 Franklin Street, Fifth Floor, Boston, MA <text:s/>02110-1301 <text:s/>USA</text:p>
      <text:p text:style-name="licenseText"/>
      <text:p text:style-name="licenseText">Also add information on how to contact you by electronic and paper mail.</text:p>
      <text:p text:style-name="licenseText"/>
      <text:p text:style-name="licenseText">You should also get your employer (if you work as a programmer) or your</text:p>
      <text:p text:style-name="licenseText">school, if any, to sign a "copyright disclaimer" for the library, if</text:p>
      <text:p text:style-name="licenseText">necessary. <text:s/>Here is a sample; alter the names:</text:p>
      <text:p text:style-name="licenseText"/>
      <text:p text:style-name="licenseText"><text:s text:c="2"/>Yoyodyne, Inc., hereby disclaims all copyright interest in the</text:p>
      <text:p text:style-name="licenseText"><text:s text:c="2"/>library `Frob' (a library for tweaking knobs) written by James Random Hacker.</text:p>
      <text:p text:style-name="licenseText"/>
      <text:p text:style-name="licenseText"><text:s text:c="2"/>&lt;signature of Ty Coon&gt;, 1 April 1990</text:p>
      <text:p text:style-name="licenseText"><text:s text:c="2"/>Ty Coon, President of Vice</text:p>
      <text:p text:style-name="licenseText"/>
      <text:p text:style-name="licenseText">That's all there is to it!</text:p>
      <text:p text:style-name="licenseText"/>
      <text:p text:style-name="licenseLang">License fr</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text:s text:c="7"/>Comment appliquer ces termes à Vos nouvelles bibliothèques</text:p>
      <text:p text:style-name="licenseText"/>
      <text:p text:style-name="licenseText"><text:s text:c="2"/>Si vous développez une nouvelle bibliothèque et voulez qu’elle soit le</text:p>
      <text:p text:style-name="licenseText">plus possible utilisable par le public, nous recommandons d’en faire un</text:p>
      <text:p text:style-name="licenseText">logiciel libre que chacun peut redistribuer et changer. Vous pouvez le</text:p>
      <text:p text:style-name="licenseText">faire en permettant la redistribution suivant ces termes (ou</text:p>
      <text:p text:style-name="licenseText">éventuellement les termes de la Licence Générale Publique GNU ordinaire).</text:p>
      <text:p text:style-name="licenseText"/>
      <text:p text:style-name="licenseText"><text:s text:c="2"/>Pour appliquer ces termes, attachez les notices suivantes à la</text:p>
      <text:p text:style-name="licenseText">bibliothèque. Il est plus sûr de les attacher au début de chacun des</text:p>
      <text:p text:style-name="licenseText">fichiers sources afin de transporter de façon la plus effective possible</text:p>
      <text:p text:style-name="licenseText">l’exclusion de garantie ; et chaque fichier devrait comporter au moins la</text:p>
      <text:p text:style-name="licenseText">ligne de réservation de droit (“copyright”) et une indication permettant</text:p>
      <text:p text:style-name="licenseText">de savoir où la notice complète peut être trouvée :</text:p>
      <text:p text:style-name="licenseText"/>
      <text:p text:style-name="licenseText"><text:s text:c="4"/>&lt;une ligne donnant le nom de la bibliothèque et une idée de ce qu’elle fait.&gt;</text:p>
      <text:p text:style-name="licenseText"><text:s text:c="4"/>Copyright (C) &lt;année&gt; &lt;nom de l’auteur&gt; — Tous droits réservés.</text:p>
      <text:p text:style-name="licenseText"/>
      <text:p text:style-name="licenseText"><text:s text:c="4"/>Cette bibliothèque est un logiciel libre ; vous pouvez la redistribuer ou</text:p>
      <text:p text:style-name="licenseText"><text:s text:c="4"/>la modifier suivant les termes de la Licence Générale Publique Limitée</text:p>
      <text:p text:style-name="licenseText"><text:s text:c="4"/>GNU telle que publiée par la Free Software Foundation ; soit la</text:p>
      <text:p text:style-name="licenseText"><text:s text:c="4"/>version 2.1 de la License, soit (à votre gré) toute version ultérieure.</text:p>
      <text:p text:style-name="licenseText"><text:soft-page-break/></text:p>
      <text:p text:style-name="licenseText"><text:s text:c="4"/>Cette bibliothèque est distribuée dans l’espoir qu’elle sera utile, mais</text:p>
      <text:p text:style-name="licenseText"><text:s text:c="4"/>SANS AUCUNE GARANTIE : sans même la garantie implicite de</text:p>
      <text:p text:style-name="licenseText"><text:s text:c="4"/>COMMERCIALISABILITÉ ou d’ADÉQUATION À UN OBJECTIF PARTICULIER. Consultez</text:p>
      <text:p text:style-name="licenseText"><text:s text:c="4"/>la Licence Générale Publique Limitée pour plus de détails.</text:p>
      <text:p text:style-name="licenseText"/>
      <text:p text:style-name="licenseText"><text:s text:c="4"/>Vous devriez avoir reçu une copie de la Licence Générale Publique Limitée</text:p>
      <text:p text:style-name="licenseText"><text:s text:c="4"/>GNU avec cette bibliothèque ; si ce n’est pas le cas, écrivez à la :</text:p>
      <text:p text:style-name="licenseText"><text:s text:c="4"/>Free Software Foundation, Inc., 51 Franklin Street, Fifth Floor, Boston,</text:p>
      <text:p text:style-name="licenseText"><text:s text:c="4"/>MA 02110-1301, USA.</text:p>
      <text:p text:style-name="licenseText"/>
      <text:p text:style-name="licenseText"><text:s text:c="2"/>Ajoutez également les informations permettant de vous contacter par</text:p>
      <text:p text:style-name="licenseText">courrier électronique ou papier :</text:p>
      <text:p text:style-name="licenseText"/>
      <text:p text:style-name="licenseText"><text:s text:c="4"/>Pour toute demande d’information au sujet de la bibliothèque « Frob »,</text:p>
      <text:p text:style-name="licenseText"><text:s text:c="4"/>vous pouvez contacter son auteur :</text:p>
      <text:p text:style-name="licenseText"/>
      <text:p text:style-name="licenseText"><text:s text:c="4"/>Li-Jean Kodeur-Untel &lt;li-jean.kodeur-untel@domaine.exemple&gt;,</text:p>
      <text:p text:style-name="licenseText"><text:s text:c="4"/>1 place du Desseim Inconnu, 012345 Lhuile, République de Nulle Part.</text:p>
      <text:p text:style-name="licenseText"><text:s text:c="4"/>Téléphone : +800(555)0X0-0XX0 — Télécopie : +800(555)0X0-0XX1</text:p>
      <text:p text:style-name="licenseText"><text:s text:c="4"/>Site Internet : http://www.domaine.exemple/frob</text:p>
      <text:p text:style-name="licenseText"/>
      <text:p text:style-name="licenseText"><text:s text:c="2"/>Vous devriez également obtenir de votre employeur (si vous travaillez en</text:p>
      <text:p text:style-name="licenseText">tant que programmeur) ou de votre école un « renoncement aux droits de</text:p>
      <text:p text:style-name="licenseText">propriété » pour la Bibliothèque, si nécessaire. Voici un exemple où il</text:p>
      <text:p text:style-name="licenseText">vous suffit d’en modifier les noms, descriptions ou dates variables :</text:p>
      <text:p text:style-name="licenseText"/>
      <text:p text:style-name="licenseText"><text:s text:c="4"/>Yoyodyne S.A., déclare par la présente renoncer à tous droits et intérêts</text:p>
      <text:p text:style-name="licenseText"><text:s text:c="4"/>de propriété intellectuelle sur la bibliothèque « Frob » (une bibliothèque</text:p>
      <text:p text:style-name="licenseText"><text:s text:c="4"/>destinée à déplier les coudes) écrite par Li-Jean Kodeur-Untel.</text:p>
      <text:p text:style-name="licenseText"/>
      <text:p text:style-name="licenseText"><text:s text:c="4"/>Fait à Lhuile, le 1er avril 1001 : <text:s text:c="2"/>&lt;signature de Ti Coun&gt;</text:p>
      <text:p text:style-name="licenseText"/>
      <text:p text:style-name="licenseText"><text:s text:c="4"/>Ti Coun, Président de Yoyodyne S.A.</text:p>
      <text:p text:style-name="licenseText"/>
      <text:p text:style-name="licenseText"><text:s text:c="2"/>Voilà tout ce qui est nécessaire !</text:p>
      <text:p text:style-name="licenseText"/>
      <text:p text:style-name="licenseLang">License it</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License es</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Cómo aplicar estos términos a sus nuevas librerías.</text:p>
      <text:p text:style-name="licenseText"/>
      <text:p text:style-name="licenseText">Si usted desarrolla una librería nueva, y quiere que sea del mayor uso posible para el publico, le recomendamos que la haga software libre para que todo el mundo pueda redistribuirla o combinarla. Usted puede hacer tal cosa permitiendo la redistribución bajo estos términos (o, alternativamente, bajo los términos de la Licencia Pública General ordinaria).</text:p>
      <text:p text:style-name="licenseText"/>
      <text:p text:style-name="licenseText">Para aplicar estos términos agregue la siguiente nota a la librería. Es más prudente agregar los avisos al <text:soft-page-break/>comienzo de cada fichero fuente para transmitir de una forma más efectiva la exclusión de garantía; y cada fichero debería tener al menos la línea de derechos de autor y un puntero hacia donde se encuentre la notificación completa.</text:p>
      <text:p text:style-name="licenseText"/>
      <text:p text:style-name="licenseText"/>
      <text:p text:style-name="licenseText">Copyright ©</text:p>
      <text:p text:style-name="licenseText"/>
      <text:p text:style-name="licenseText">This library is free software; you can redistribute it and/or modify it under the terms of the GNU Lesser Gereral Public Licence as published by the Free Software Foundation; either version 2 of the Licence, or (at your opinion) any later version.</text:p>
      <text:p text:style-name="licenseText"/>
      <text:p text:style-name="licenseText">This library is distributed in the hope that it will be usefull, but WITHOUT ANY WARRANTY; without even the implied warranty of merchantability or fitness for a particular purpose. See the GNU Lesser General Public Licence for more details.</text:p>
      <text:p text:style-name="licenseText"/>
      <text:p text:style-name="licenseText">You should have received a copy of the GNU Lesser General Public Licence along with this library; if not, write to the Free Software Foundation, Inc., 59 Temple Place, Suite 330, Boston, Ma 02111-1307 USA.</text:p>
      <text:p text:style-name="licenseText"/>
      <text:p text:style-name="licenseText"/>
      <text:p text:style-name="licenseText">Añada también información sobre como contactar con usted mediante correo electrónico y postal.</text:p>
      <text:p text:style-name="licenseText"/>
      <text:p text:style-name="licenseText">Debería incluir también su empleo (si trabaja como programador) o sus estudios, si tiene alguno, para firmar una "renuncia a los derechos de autor" para la librería, si fuese necesario. Aquí tenemos un ejemplo; altere los nombres:</text:p>
      <text:p text:style-name="licenseText"/>
      <text:p text:style-name="licenseText"/>
      <text:p text:style-name="licenseText">Yoyodyne, Inc., hereby disclaims all copyright interest in the library 'Frob' (a library for tweaking knobs) written by James Random Hacker.</text:p>
      <text:p text:style-name="licenseText"/>
      <text:p text:style-name="licenseText">firma de Ty Coon, 1 April 1990</text:p>
      <text:p text:style-name="licenseText"/>
      <text:p text:style-name="licenseText">Ty Coon, President of Vice</text:p>
      <text:p text:style-name="licenseText"/>
      <text:p text:style-name="licenseText"/>
      <text:p text:style-name="licenseText">¡Eso es todo!</text:p>
      <text:p text:style-name="licenseText"/>
      <text:p text:style-name="licenseLang">License de</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Wie Sie diese Bedingungen auf Ihre eigenen, neuen Bibliotheken anwenden können </text:p>
      <text:p text:style-name="licenseText"/>
      <text:p text:style-name="licenseText">Wenn Sie eine neue Bibliothek entwickeln und wünschen, daß sie von größtmöglichem Nutzen für die Allgemeinheit ist, dann empfehlen wir Ihnen, sie zu einer freien Software zu machen, die jedermann weiterverteilen und verändern kann. Dies können sie tun, indem Sie eine Weiterverteilung unter den Bedingungen dieser Lizenz, also der Lesser GPL erlauben (oder – als Alternative – unter den Bedingungen der gewöhnlichen Allgemeinen Öffentlichen GNU-Lizenz, der GPL). </text:p>
      <text:p text:style-name="licenseText"/>
      <text:p text:style-name="licenseText">Zur Anwendung dieser Bedingungen fügen Sie zu der Bibliothek die unten angegebenen Vermerke hinzu. Es ist am sichersten, sie an den Start jeder Quelldatei anzufügen, um so am wirksamsten den Garantieausschluß bekannt zu machen; zumindest aber sollte jede Datei die Copyright-Zeile und eine Angabe enthalten, wo die vollständigen Vermerke zu finden sind. </text:p>
      <text:p text:style-name="licenseText"/>
      <text:p text:style-name="licenseText">[eine Zeile mit dem Namen der Bibliothek und einer Kurzbeschreibung ihres Zwecks]</text:p>
      <text:p text:style-name="licenseText">Copyright (C) [Jahr] <text:s/>[Name des Autors] </text:p>
      <text:p text:style-name="licenseText"/>
      <text:p text:style-name="licenseText">This library is free software; you can redistribute it and/or modify it under the terms of the GNU Lesser General Public License as published by the Free Software Foundation; either version 2.1 of the License, or (at your option) any later version. </text:p>
      <text:p text:style-name="licenseText"/>
      <text:p text:style-name="licenseText">This library is distributed in the hope that it will be useful, but WITHOUT ANY WARRANTY; without even the implied warranty of MERCHANTABILITY or FITNESS FOR A PARTICULAR PURPOSE. See the GNU Lesser General Public License for more details. </text:p>
      <text:p text:style-name="licenseText"/>
      <text:p text:style-name="licenseText">You should have received a copy of the GNU Lesser General Public License along with this library; if not, write to the Free Software Foundation, Inc., 51 Franklin St, Fifth Floor, Boston, MA 02110, USA </text:p>
      <text:p text:style-name="licenseText"/>
      <text:p text:style-name="licenseText">Auf Deutsch: </text:p>
      <text:p text:style-name="licenseText"/>
      <text:p text:style-name="licenseText">Diese Bibliothek ist freie Software; Sie dürfen sie unter den Bedingungen der GNU Lesser General Public License, wie von der Free Software Foundation veröffentlicht, weiterverteilen und/oder modifizieren; entweder gemäß Version 2.1 der Lizenz oder (nach Ihrer Option) jeder späteren Version. </text:p>
      <text:p text:style-name="licenseText"/>
      <text:p text:style-name="licenseText">Diese Bibliothek wird in der Hoffnung weiterverbreitet, daß sie nützlich sein wird, jedoch OHNE IRGENDEINE GARANTIE, auch ohne die implizierte Garantie der MARKTREIFE oder der VERWENDBARKEIT FÜR EINEN BESTIMMTEN ZWECK. Mehr Details finden Sie in der GNU Lesser General Public License. </text:p>
      <text:p text:style-name="licenseText"/>
      <text:p text:style-name="licenseText">Sie sollten eine Kopie der GNU Lesser General Public License zusammen mit dieser Bibliothek erhalten haben; falls nicht, schreiben Sie an die Free Software Foundation, Inc., 51 Franklin St, Fifth Floor, Boston, MA 02110, USA. </text:p>
      <text:p text:style-name="licenseText"/>
      <text:p text:style-name="licenseText">Fügen Sie auch einen kurzen Hinweis hinzu, wie Sie elektronisch und per Brief erreichbar sind. </text:p>
      <text:p text:style-name="licenseText"/>
      <text:p text:style-name="licenseText">Soweit vorhanden, sollten Sie auch Ihren Arbeitgeber (wenn Sie als Programmierer arbeiten) oder Ihre Schule einen Copyright-Verzicht für die Bibliothek unterschreiben lassen. Hier ein Beispiel. Die Namen müssen Sie <text:soft-page-break/>natürlich ändern. </text:p>
      <text:p text:style-name="licenseText"/>
      <text:p text:style-name="licenseText">Yoyodyne, Inc., hereby disclaims all copyright interest in the library ‘Frob’ (a library for tweaking knobs) written by James Random Hacker. </text:p>
      <text:p text:style-name="licenseText"/>
      <text:p text:style-name="licenseText">[Unterschrift von Ty Coon], 1. April 1990</text:p>
      <text:p text:style-name="licenseText">Ty Coon, Vizepräsident </text:p>
      <text:p text:style-name="licenseText"/>
      <text:p text:style-name="licenseText">Auf Deutsch: </text:p>
      <text:p text:style-name="licenseText"/>
      <text:p text:style-name="licenseText">Die Yoyodyne GmbH erhebt keinen urheberrechtlichen Anspruch auf die von James Random Hacker geschriebene Bibliothek "Frob" (eine Bibliothek für das Justieren von Knöpfen). </text:p>
      <text:p text:style-name="licenseText"/>
      <text:p text:style-name="licenseText">[Unterschrift von Ty Coon], 1. April 1990</text:p>
      <text:p text:style-name="licenseText">Ty Coon, Vizepräsident </text:p>
      <text:p text:style-name="licenseText"/>
      <text:p text:style-name="licenseText">Das ist schon alles!</text:p>
      <text:p text:style-name="licenseText"/>
      <text:p text:style-name="licenseLang">License ru</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text:soft-page-break/></text:p>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text:soft-page-break/></text:p>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text:soft-page-break/>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text:soft-page-break/>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Порядок применения условий Стандартной Общественной Лицензии Ограниченного Применения к созданной вам Библиотеке</text:p>
      <text:p text:style-name="licenseText"/>
      <text:p text:style-name="licenseText">Если вы создали новую библиотеку и хотите, чтобы она принесла наибольшую пользу обществу, мы рекомендуем вам сделать ее свободным программным обеспечением, когда каждый сможет распространять ее и вносить в нее изменения. Эта цель будет достигнута, если распространение библиотеки будет осуществляться в соответствии с условиями настоящей Лицензии или обычной Стандартной Общественной Лицензии.</text:p>
      <text:p text:style-name="licenseText"/>
      <text:p text:style-name="licenseText">Для применения к библиотеке условий настоящей Лицензии в библиотеку должно быть включено приведенное ниже уведомление. Наиболее правильным будет поместить его в начале исходного текста каждого файла для максимально ясного указания на то, что гарантии на данную библиотеку не предоставляются. Каждый файл в любом случае должен содержать знак охраны авторского права и пояснение, где можно ознакомиться с полным текстом уведомления.</text:p>
      <text:p text:style-name="licenseText"/>
      <text:p text:style-name="licenseText">[одна строка с наименованием Библиотеки и кратким описанием ее назначения] </text:p>
      <text:p text:style-name="licenseText">© имя (наименование) автора или иного правообладателя, год первого опубликования библиотеки. </text:p>
      <text:p text:style-name="licenseText"/>
      <text:p text:style-name="licenseText">Данная библиотека является свободным программным обеспечением. Вы вправе распространять ее и/или модифицировать в соответствии с условиями версии 2.1 либо по вашему выбору с условиями более поздней версии Стандартной Общественной Лицензии Ограниченного Применения GNU, опубликованной Free Software Foundation. </text:p>
      <text:p text:style-name="licenseText"/>
      <text:p text:style-name="licenseText">Мы распространяем эту библиотеку в надежде на то, что она будет вам полезной, однако НЕ ПРЕДОСТАВЛЯЕМ НА НЕЕ НИКАКИХ ГАРАНТИЙ, в том числе ГАРАНТИИ ТОВАРНОГО СОСТОЯНИЯ ПРИ ПРОДАЖЕ и ПРИГОДНОСТИ ДЛЯ ИСПОЛЬЗОВАНИЯ В КОНКРЕТНЫХ ЦЕЛЯХ. Для получения более подробной информации ознакомьтесь со Стандартной Общественной Лицензией Ограниченного Применений GNU. </text:p>
      <text:p text:style-name="licenseText"/>
      <text:p text:style-name="licenseText">Вместе с данной библиотекой вы должны были получить экземпляр Стандартной Общественной Лицензии Ограниченного Применения GNU. Если вы его не получили, сообщите об этом в Software Foundation, Inc., 59 Temple Place - Suite 330, Boston, MA 02111-1307, USA. </text:p>
      <text:p text:style-name="licenseText"/>
      <text:p text:style-name="licenseText">Также укажите, как можно связаться с вами по электронной или обычной почте.</text:p>
      <text:p text:style-name="licenseText"/>
      <text:p text:style-name="licenseText">Если вы создали библиотеку в порядке выполнения служебных обязанностей или служебного задания работодателя либо для образовательного учреждения (школы, ВУЗа и т.д.) в период обучения или работы в данном образовательном учреждении, вам следует получить в случае необходимости письменный отказ от исключительных прав на использование данной библиотеки. Нижеприведенный текст вы можете использовать в качестве образца, заменив соответствующие имена и наименования:</text:p>
      <text:p text:style-name="licenseText"/>
      <text:p text:style-name="licenseText">ЗАО "АБВ" настоящим отказывается от всех исключительных прав на использование программы для ЭВМ "Gnomovision", представляющей собой библиотеку, автором которой является Иванов Алексей Петрович, и передает все исключительные права на использование указанной программы ее автору, Иванову Алексею Петровичу. </text:p>
      <text:p text:style-name="licenseText"/>
      <text:p text:style-name="licenseText">Подпись руководителя организации, печать, 1 января 2001г. </text:p>
      <text:p text:style-name="licenseText">[Фамилия, Имя, Отчество], Генеральный директор</text:p>
      <text:p text:style-name="licenseText"/>
      <text:p text:style-name="Text_20_body"/>
      <text:h text:style-name="Heading_20_2" text:outline-level="2"><text:reference-mark text:name="chapHelp"/>Localized help text</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text:soft-page-break/></text:p>
      <text:p text:style-name="P7">After installation of an extension using the Extensible Help you need to restart OpenOffice to have a completely updated help system.</text:p>
      <text:h text:style-name="Heading_20_3" text:outline-level="3">How to write help pages</text:h>
      <text:p text:style-name="Text_20_body">You must use specific paragraph styles and character styles to write the help text. <text:span text:style-name="T11">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0">en</text:span>), or a language code followed by a ISO 3166 country code (e.g. <text:span text:style-name="T10">en-UK</text:span>). <text:span text:style-name="T18">Language </text:span><text:span text:style-name="T12">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Help zz</text:p>
      <text:p text:style-name="hlp_5f_page">Page1 : Introduction</text:p>
      <text:list xml:id="list1877178722" text:style-name="hlp_5f_tag">
        <text:list-item>
          <text:p text:style-name="hlp_5f_tag">index Writer, Ca<text:bookmark text:name="SwXTextPosition7624"/>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1383318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9171405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6955278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01726075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4864432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8260013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4">Numbers</text:p>
            </table:table-cell>
            <table:table-cell table:style-name="Table1.C1" office:value-type="string">
              <text:p text:style-name="P24">Comments</text:p>
            </table:table-cell>
          </table:table-row>
        </table:table-header-rows>
        <table:table-row>
          <table:table-cell table:style-name="Table1.A2" office:value-type="string">
            <text:p text:style-name="P16">This is a simple text.<text:line-break/>No special paragraph style.</text:p>
            <text:p text:style-name="P16">Here is another paragraph.</text:p>
          </table:table-cell>
          <table:table-cell table:style-name="Table1.B2" office:value-type="float" office:value="3">
            <text:p text:style-name="P1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7">31/12/99</text:p>
          </table:table-cell>
          <table:table-cell table:style-name="Table1.C4" office:value-type="string">
            <text:p text:style-name="hlp_5f_paragraph">You may also use hyperlinks.</text:p>
            <text:p text:style-name="P26">See <office:annotation><dc:creator>BM</dc:creator><dc:date>2008-03-16T00:00:00</dc:date><text:p>internal</text:p><text:p>Page7</text:p><text:p/></office:annotation><text:span text:style-name="T13">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3">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3">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5"><office:annotation><dc:creator>BM</dc:creator><dc:date>2008-03-13T00:00:00</dc:date><text:p>internal</text:p><text:p>Page2</text:p><text:p/></office:annotation>Paragraph styles</text:p>
      <text:p text:style-name="P25"><office:annotation><dc:creator>BM</dc:creator><dc:date>2008-03-13T00:00:00</dc:date><text:p>internal</text:p><text:p>Page7</text:p><text:p/></office:annotation>Hyperlinks</text:p>
      <text:p text:style-name="hlp_5f_paragraph"><text:span text:style-name="T13"><office:annotation><dc:creator>BM</dc:creator><dc:date>2008-03-13T00:00:00</dc:date><text:p>internal</text:p><text:p>Page3</text:p><text:p/></office:annotation></text:span><text:span text:style-name="T13">Text formatting</text:span></text:p>
      <text:p text:style-name="P25"><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note just before the underlining ;</text:p>
        </text:list-item>
        <text:list-item>
          <text:p text:style-name="hlp_5f_list_5f_nbr">in this note,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3">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note just before the underlining ;</text:p>
        </text:list-item>
        <text:list-item>
          <text:p text:style-name="hlp_5f_list_5f_nbr">in this note,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http://www.openoffice.org/</text:a></text:p><text:p/></office:annotation><text:span text:style-name="T13">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he addresses of OpenOffice.org help pages are in the files <text:span text:style-name="hlp_5f_emph">swriter.tree</text:span>, <text:span text:style-name="hlp_5f_emph">scalc.tree</text:span>, etc which are in the folder [OpenOffice installation] /help/en/</text:p>
      <text:p text:style-name="hlp_5f_paragraph">These are xml files where you find topic lines such as</text:p>
      <text:p text:style-name="hlp_5f_code">&lt;topic id="swriter/text/swriter/main0210.xhp"&gt;Page Preview&lt;/topic&gt;</text:p>
      <text:p text:style-name="hlp_5f_paragraph">The link address in the above example is : text/swriter/main0210.xhp</text:p>
      <text:p text:style-name="hlp_5f_paragraph">This hyperlink displays <text:s/><office:annotation><dc:creator>BM</dc:creator><dc:date>2008-03-15T00:00:00</dc:date><text:p>external</text:p><text:p>text/swriter/main0210.xhp</text:p><text:p/></office:annotation><text:span text:style-name="T13">Preview topic</text:span> </text:p>
      <text:p text:style-name="hlp_5f_paragraph">This hyperlink displays <text:s/><office:annotation><dc:creator>BM</dc:creator><dc:date>2008-03-15T00:00:00</dc:date><text:p>external</text:p><text:p>text/schart/04/01020000.xhp</text:p></office:annotation><text:span text:style-name="T13">Chart shortcuts topic</text:span></text:p>
      <text:p text:style-name="hlp_5f_page">Page8 : Embedding a section</text:p>
      <text:list xml:id="list32146519" text:style-name="hlp_5f_tag">
        <text:list-item text:start-value="1">
          <text:p text:style-name="hlp_5f_tag"><text:soft-page-break/>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9524294" text:continue-list="list18771787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note. Then write in the text of the note an information about the image. The compiler will use it to create the help data.</text:p>
      <text:p text:style-name="hlp_5f_head2">Contents of the note used for an image</text:p>
      <text:p text:style-name="hlp_5f_paragraph">Terminate each line of the note by hitting key Enter.<text:line-break/><text:line-break/>The first line of the note text is a keyword, it is case-sensitive.</text:p>
      <text:list xml:id="list1581178237" text:continue-list="list166955278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70"><text:span text:style-name="T20">image</text:span></text:p><text:p text:style-name="P70"><text:span text:style-name="T20">Images/Help/dontfeedtrolls.gif</text:span></text:p><text:p text:style-name="P70"><text:span text:style-name="T20">icon</text:span></text:p><text:p text:style-name="P70"><text:span text:style-name="T20"/></text:p></office:annotation> within a text.</text:p>
      <text:p text:style-name="hlp_5f_paragraph"><text:soft-page-break/><text:line-break/><text:line-break/>Now a bigger image in a blank line.</text:p>
      <text:p text:style-name="hlp_5f_paragraph"><office:annotation><dc:creator>Bernard Marcelly</dc:creator><dc:date>2009-01-24T10:50:50</dc:date><text:p text:style-name="P70"><text:span text:style-name="T20">image</text:span></text:p><text:p text:style-name="P70"><text:span text:style-name="T20">Images/Help/sailingShip.wmf</text:span></text:p><text:p text:style-name="P70"><text:span text:style-name="T20">Old sailing ship</text:span></text:p><text:p text:style-name="P70"><text:span text:style-name="T20"/></text:p></office:annotation></text:p>
      <text:p text:style-name="hlp_5f_paragraph"/>
      <text:p text:style-name="hlp_5f_paragraph"><text:line-break/><text:line-break/>Finally an image<office:annotation><dc:creator>Bernard Marcelly</dc:creator><dc:date>2009-01-24T20:53:22</dc:date><text:p text:style-name="P70"><text:span text:style-name="T20">imageOOo</text:span></text:p><text:p text:style-name="P70"><text:span text:style-name="T20">sd/res/get1obj.png</text:span></text:p></office:annotation> from OpenOffice.org resources</text:p>
      <text:p text:style-name="hlp_5f_page">Page10 : Creating the Help tree</text:p>
      <text:list xml:id="list349403117" text:continue-list="list30952429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text:soft-page-break/>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Help pages for <text:file-name text:display="name">UrbanTemplateOO</text:file-name></text:h>
      <text:p text:style-name="Text_20_body">(See next page)</text:p>
      <text:p text:style-name="helpLang">Help en</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Ubuntu" svg:font-family="Ubuntu"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text-indent="0cm" style:auto-text-indent="false" style:page-number="auto" fo:background-color="transparent">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51pt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51pt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51pt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2.49pt solid #000080" fo:border-top="2.49pt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51pt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1.6cm"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1.6cm"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1.5.2</text:reference-ref><text:tab/>Extension : <text:file-name text:display="name">UrbanTemplateOO</text:file-name></text:p>
      </style:header>
      <style:footer>
        <text:p text:style-name="MP2"> - <text:a xlink:type="simple" xlink:href="#Table%20des%20matières1_Head%7Cregion">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subject>  </dc:subject>
    <meta:creation-date>2012-01-09T10:21:48</meta:creation-date>
    <dc:language>en-US</dc:language>
    <meta:editing-cycles>1</meta:editing-cycles>
    <meta:editing-duration>P0D</meta:editing-duration>
    <meta:document-statistic meta:table-count="3" meta:image-count="4" meta:object-count="0" meta:page-count="92" meta:paragraph-count="2902" meta:word-count="40529" meta:character-count="264671" meta:non-whitespace-character-count="22605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packageName As String, extensionLocation As String, extUpdateName As String
Public minMajorVersion As Long, minMinorVersion As Long, unsupportedFeatures As String, OOoDepUsed As Boolean
Public Const DEBUG_FILE = "PackageName.txt"

' memory zones for arguments of successive instruction calls
Public argsDisplayName As String, argsPublisherName As String, argsReleaseNotes As String, argsDependency As String
Public argsUpdate As String, argsTbTitles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Dependencies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setOOoDependency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initializeTool()
initToolIdentity
initializeData
startProgress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Dim aFile As String, ps As Object

CR = chr(13)
EOL = chr(10)
ARG_SEP = chr(&amp;HF8E0) ' this is a Unicode value in the range reserved for private usage
ARGSET_SEP = chr(&amp;HF8E1) ' this is a Unicode value in the range reserved for private usage

minMajorVersion = 2 ' Compiler uses some features requiring at least version 2.2
minMinorVersion = 2
OOoDepUsed = False
setAllowed(beginContextFlags, FDescription)
setAllowed(endContextFlags, 0)
setAllowed(InstrFlags, 0)
stackAllowedIndex = 0
currentInstructionStack = 0
currentInstructionFlag = 0

aFile = ThisComponent.Url
if Len(aFile) = 0  then
  FatalError(txt0210, True)
else
  packageName   = getFileNameOnly(aFile) ' will be completed by version and .oxt at beginDescription
  extUpdateName = getFileNameOnly(aFile)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initToolIdentity
initializeData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if FileExists(compilerDir)  then
  if not deleteTree(compilerDir)  then
    FatalError(txt0121 &amp; EOL &amp; ConvertFromURL(compilerDir), True)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file
  if (designerDir &amp; aFile &lt;&gt; ThisComponent.Url) and  (InStr(1, aFile, ".~lock.", 1) = 0 and _
      (Right(aFile, 4) &lt;&gt; ".oxt") )  then
    On Error Resume Next
    ' FileCopy throws error for a hidden file
    FileCopy(designerDir &amp; aFile, compilerDir &amp; a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IsMissing(location)  then ' ask 
  if MsgBox(txt0213 &amp; CR &amp; txt0214, 4+32, ToolIdentity) = 6  then  
    extensionLocation = "user"
  else
    extensionLocation = "share"
  end if
else
  if (location &lt;&gt;"user") and (location &lt;&gt; "share")  then  FatalError(txt0227 &amp; location &amp; CR &amp; txt0203)
  extensionLocation = location
end if

argsDisplayName =   ""
argsPublisherName = ""
argsReleaseNotes =  ""
argsDependency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Dependencies +FUpdateInformation) ' optional, in any order
End Sub



Sub endDescription()
endBlock(FDescription)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beginDependencies()
beginBlock(FDependencies)
addUTF8Line(descrXml, 1, "&lt;dependencies&gt;" )
checkOOoDependency("Dependencies", 2,0)
setAllowed(InstrFlags, FsetOOoDependency) ' mandatory because it's the only possible one : setOOoDependency
End Sub



Sub endDependencies()
endBlock(FDependencies)
addUTF8Line(descrXml, 1, "&lt;/dependencies&gt;" )
End Sub



Sub setOOoDependency(vMin As String, Optional infoTextMin As String, _
            Optional vMax As String, Optional infoTextMax As String)
Dim depTextMin As String, depTextMax As String, w As Variant

checkAllowed(InstrFlags, FsetOOoDependency)
if versionSyntaxError(vMin)  then  FatalError(txt0227 &amp; vMin &amp; CR &amp; txt0202)
if IsMissing(infoTextMin)  then
  depTextMin = "OpenOffice.org " &amp; vMin
else
  depTextMin = infoTextMin
end if
w = split(vMin, ".")
minMajorVersion = w(0)
if UBound(w) &gt;= 1  then  minMinorVersion = w(1)
OOoDepUsed = True
addUTF8Line(descrXml, 2, "&lt;OpenOffice.org-minimal-version value=""" &amp; vMin &amp; _
  """ dep:name=""" &amp; depTextMin &amp; """ /&gt;" )

if IsMissing(vMax)  then
  checkOOoDependency("OOoDependency", 2, 1)
  commonSetDescr(0, argsDependency, Array("OOoDependency", vMin, depTextMin) ) ' remember till endDescription
else
  if versionSyntaxError(vMax)  then FatalError(txt0227 &amp; vMax &amp; CR &amp; txt0202)
  if IsMissing(infoTextMax)  then
    depTextMax = "OpenOffice.org " &amp; vMax
  else
    depTextMax = infoTextMax
  end if
  addUTF8Line(descrXml, 2, "&lt;OpenOffice.org-maximal-version value=""" &amp; vMax &amp; _
    """ dep:name=""" &amp; depTextMax &amp; """ /&gt;" )
  checkOOoDependency("OOoDependency", 3, 1) ' max dependency only used starting at 3.1
  commonSetDescr(0, argsDependency, Array("OOoDependency", vMin, depTextMin, vMax, depTextMax) ) ' remember till endDescription
end if
allowParentBlockClosure
End Sub





Sub setTooltip(langList As String, defaultLang As String)
Dim defLangFound As Boolean
Dim langn As String, addLocale As String, languages As Variant

checkAllowed(InstrFlags, FsetTooltip)
defLangFound = False
languages = stringList2arrayList(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defaultLang As String, Optional acceptBy As String, Optional supprOnUpdate As Boolean)
Dim defLangFound As Boolean
Dim langn As String, licenseText As String, truefalse As String, defLicense As String, useradmin As String
Dim languages As Variant, s As String

checkAllowed(InstrFlags, FsetLicense)
if IsMissing(acceptBy)  then
  useradmin = "user"
elseif (acceptBy = "user") or (acceptBy = "admin")  then
  useradmin = acceptBy
else
  FatalError(txt0227 &amp; acceptBy &amp; CR &amp; txt0211)
end if
if IsMissing(supprOnUpdate)  then
  truefalse = "false"
else
  truefalse = IIf(supprOnUpdate, "true", "false")
end if
languages = stringList2arrayList(langList)
progressing(0, "Description : License")

addUTF8Line(descrXml, 1, "&lt;registration&gt;" )
s = "&lt;simple-license accept-by=""" &amp; useradmin
if Len(defaultLang) &gt; 0  then  s = s &amp; """ default-license-id=""" &amp; defaultLang
addUTF8Line(descrXml, 2, s &amp; """ suppress-on-update=""" &amp; truefalse &amp; """ &gt;"  )
defLangFound = (Len(defaultLang) = 0)
for each langn in languages
  createUTF8FileFromStyle("licenseLang", "licenseText", "License", langn, _
      compilerDir &amp; "Legal/license-" &amp; langn &amp; ".txt") ' no check of text length for the moment
  if langn = defaultLang  then
    defLicense = """ license-id=""" &amp; langn &amp; """ /&gt;"
    defLangFound = True
  else
    defLicense =  """ /&gt;"
  end if
  addUTF8Line(descrXml, 3, "&lt;license-text xlink:href=""" &amp; "Legal/license-" &amp; langn &amp; ".txt"" lang=""" &amp; langn &amp; defLicense )
next
addUTF8Line(descrXml, 2, "&lt;/simple-license&gt;" )
addUTF8Line(descrXml, 1, "&lt;/registration&gt;" )
if not defLangFound  then
  FatalError(txt0238 &amp; defaultLang &amp; CR &amp; txt0209)
end if
if Len(defaultLang) &gt; 0  then  checkOOoDependency ("Licence", 2, 0) else checkOOoDependency ("Licence", 2, 4)
End Sub



Sub beginUpdateInformation(Optional addressKind As String)
Dim updNodeName As String

beginBlock(FUpdateInformation)
addUTF8Line(descrXml, 1, "&lt;update-information&gt;" )
checkOOoDependency("Update Information", 2, 2)
if IsMissing(addressKind)  then
  updNodeName = "update-download"
elseif addressKind = "download"  then
  updNodeName = "update-download"
elseif addressKind = "website"   then
  updNodeName = "update-website"
else
  FatalError(txt0227 &amp; addressKind &amp; CR &amp; txt0240)
end if
commonSetDescr(0, argsUpdate, Array(updNodeName) )
setAllowed(InstrFlags, FsetUpdateSource) ' at least one setUpdateSource is mandatory
End Sub



Sub endUpdateInformation()
endBlock(FUpdateInformation)
addUTF8Line(descrXml, 1, "&lt;/update-information&gt;" )
End Sub



Sub setUpdateSource(updateUrl As String, oxtUrl As String) ' oxtURL will be used to create extension.update.xml
commonSetDescr(FsetUpdateSource, argsUpdate, Array(updateUrl, oxtUrl) )
addUTF8Line(descrXml, 2, "&lt;src xlink:href=""" &amp; updateUrl &amp; """ /&gt;" )
allowParentBlockClosure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Warnin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OOoDependency("Display name", 2, 4)
commonSetDescr(FsetDisplayName, argsDisplayName, Array(lang, theName) )
End Sub


Sub setPublisherName(lang As String, theName As String, theWeb As String)
checkOOoDependency("Publisher name", 2, 4)
commonSetDescr(FsetPublisherName, argsPublisherName, Array(lang, theName, theWeb) )
End Sub


Sub setReleaseNotes(lang As String, theWeb As String)
checkOOoDependency("Release notes", 2, 4)
commonSetDescr(FsetReleaseNotes, argsReleaseNotes, Array(lang, theWeb) )
End Sub



Sub commonSetDescr(flag As Long,  memStr As String, args() As Variant)
' this routine memorizes in a string the arguments of each appearance of the calling routine
' the xml writing is triggered by routine endDescription which calls writeDisplayName etc.
Dim argN As String, n As Long

' if flag = 0 then checkAllowed is handled by the caller
if flag &lt;&gt; 0  then checkAllowed(InstrFlags, flag)
if Len(memStr) &gt; 0  then memStr = memStr &amp; ARGSET_SEP
for n = 0 to UBound(args())
  argN = Trim(args(n))
  if Len(argN) = 0  then FatalError(txt0222) ' the string cannot be empty
  if n&gt;0  then   memStr = memStr &amp; ARG_SEP
  memStr = memStr &amp; argN
next
if flag &lt;&gt; 0  then addAllowed(InstrFlags, flag) ' this instruction may be used several times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addUTF8Line(extUpdateXml, 0,  " xmlns:xlink=""http://www.w3.org/1999/xlink"" &gt;" )
addUTF8Line(extUpdateXml, 1, "&lt;identifier value=""" &amp; extensionIdentifier &amp; """ /&gt;" )
addUTF8Line(extUpdateXml, 1, "&lt;version value="""    &amp; extensionVersion    &amp; """ /&gt;" )
if Len(argsDependency) &gt; 0  then writeUpdDependencies
writeUpdInfos
if Len(argsPublisherName) &gt; 0  then writePublisherName(extUpdateXml)
if Len(argsReleaseNotes)  &gt; 0  then writeReleaseNotes(extUpdateXml)
addUTF8Line(extUpdateXml, 0, "&lt;/description&gt;" )
closeOutputUTF8File(extUpdateXml)
End Sub



Sub writeUpdDependencies()
Dim allDepends As Variant, dependance As Variant, argsDep As Variant

addUTF8Line(extUpdateXml, 1, "&lt;dependencies&gt;" )
allDepends = split(argsDependency, ARGSET_SEP)
for each dependance in allDepends
  argsDep = split(dependance, ARG_SEP)
  Select Case argsDep(0)  ' prepare for future dependencies
  Case "OOoDependency"
    addUTF8Line(extUpdateXml, 2, "&lt;dep:OpenOffice.org-minimal-version value=""" &amp; argsDep(1) &amp; """ dep:name=""" &amp; argsDep(2) &amp; """ /&gt;" )
    if UBound(argsDep()) &gt; 2  then
      addUTF8Line(extUpdateXml, 2, "&lt;dep:OpenOffice.org-maximal-version value=""" &amp; argsDep(3) &amp; """ dep:name=""" &amp; argsDep(4) &amp; """ /&gt;" )
    end if
  End Select
next
addUTF8Line(extUpdateXml, 1, "&lt;/dependencies&gt;" )
End Sub



Sub writeUpdInfos()
Dim allInfos As Variant, updInfo As Variant, n As Long

allInfos = split(argsUpdate, ARGSET_SEP)
addUTF8Line(extUpdateXml, 1, "&lt;" &amp; allInfos(0) &amp; "&gt;" )  ' node : download or website
for n = 1 to UBound(allInfos() )
  updInfo = split(allInfos(n), ARG_SEP)
  addUTF8Line(extUpdateXml, 2, "&lt;src xlink:href=""" &amp; updInfo(1) &amp; """ /&gt;") ' only the second argument of updInfo is currently used
next
addUTF8Line(extUpdateXml, 1, "&lt;/" &amp; allInfos(0) &amp; "&gt;" )  ' end of node : download or website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progressing(+8)
setAllowed(beginContextFlags, 0) ' nothing more accepted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progressing(0, "Office ToolBar")
openNode("OfficeToolBar")
openNode(extensionIdentifier, "replace")
nodeNameRank = 0
setAllowed(beginContextFlags, FTbTitles +FButton) ' TbTitles optional, Button mandatory
End Sub



Sub endOfficeToolbar()
endBlock(FOfficeToolbar)
closeNode
closeNode
addUTF8Line(addonXml, 0, "") ' blank line
progressing(+progressUI)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Optional AppContext As String)
beginBlock(FMergeInstruction)
openOrderedNode
if IsMissing(AppContext)  then
  emptyProp("MergeContext", "string")
else
  setProperty("MergeContext", getAppContext(AppContext))
end if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Private tbCtxList As Variant



Sub beginTbTitles(AppContexts As String)
Dim contexts As Variant, illegalContext As Boolean
Dim requestedContext As String, acceptableContext As String

beginBlock(FTbTitles)
tbCtxList = stringList2arrayList(AppContexts)
contexts = Array("Writer", "Calc", "Draw", "Impress", "WriterWeb", "Base", "BasicIDE", "Math", "Chart", _
                 "StartModule", "WriterGlobal", "Bibliography", "DbBrowser", "DbQuery", "DbRelation", "DbTable")
' check that each context is acceptable
for each requestedContext in tbCtxList
  illegalContext = True
  for each acceptableContext in contexts
    if requestedContext = acceptableContext  then
      illegalContext = False
      Exit For
    end if
  next
  if illegalContext  then
    FatalError(txt0227 &amp; requestedContext &amp; CR &amp;  txt0505)
  end if
next
argsTbTitles = ""
setAllowed(InstrFlags, FsetTitle)
End Sub



Sub endTbTitles()
Dim OOoContext As String, langTitles As Variant, lgtt As Variant, p As String

endBlock(FTbTitles)
langTitles  = split(argsTbTitles,  ARGSET_SEP)

for each OOoContext in tbCtxList ' write a Xml file for each OOo context (Writer, Calc ...)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addUTF8Line(tbnameXml, 3, "&lt;node oor:name=""private:resource/toolbar/addon_" &amp; extensionIdentifier &amp; """ oor:op=""replace""&gt;")
  addUTF8Line(tbnameXml, 4, "&lt;prop oor:name=""UIName"" oor:type=""xs:string""&gt;")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3, "&lt;/node&gt;" )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next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Function getAppContext(contextsList As String) As String
' internal routine - returns a comma-separated list of services
Dim p As Long, n As Long, ctx As String, contexts As Variant

contexts = stringList2arrayList(contextsList)
p = UBound(contexts)

if p &gt;= 0  then
  ctx = ""
  for n = 0 to p
    if n &gt; 0  then ctx = ctx &amp; ","
    Select Case contexts(n)
    Case "Writer"
      ctx = ctx &amp; "com.sun.star.text.TextDocument"
    Case "WriterGlobal"
      ctx = ctx &amp; "com.sun.star.text.GlobalDocument"
    Case "WriterWeb"
      ctx = ctx &amp; "com.sun.star.text.WebDocument"
    Case "Calc"
      ctx = ctx &amp; "com.sun.star.sheet.SpreadsheetDocument"
    Case "Draw"
      ctx = ctx &amp; "com.sun.star.drawing.DrawingDocument"
    Case "Impress"
      ctx = ctx &amp; "com.sun.star.presentation.PresentationDocument"
    Case "Base"
      ctx = ctx &amp; "com.sun.star.sdb.OfficeDatabaseDocument"
    Case "Math"
      ctx = ctx &amp; "com.sun.star.formula.FormulaProperties"
    Case "Chart"
      ctx = ctx &amp; "com.sun.star.chart.ChartDocument"
    Case "BasicIDE"
      ctx = ctx &amp; "com.sun.star.script.BasicIDE"
    Case "Bibliography" 
      ctx = ctx &amp; "com.sun.star.frame.Bibliography"
    Case "StartModule"
      ctx = ctx &amp; "com.sun.star.frame.StartModule"
    Case Else ' probably a new context, identified by its service name
      ctx = ctx &amp; contexts(n)
    End Select
  next
  getAppContext = ctx
else ' no context = all contexts
  getAppContext = ""
end if
End Function



Sub beginTitles(Optional AppContext As String)
beginBlock(FTitles)
if  isCurrentContext(Array(FAddonUI, FOfficeMenuBarMerging, ETC_ETC)) or _
    isCurrentContext(Array(FAddonUI, FOfficeToolbarMerging, ETC_ETC))  then
  if not IsMissing(AppContext)  then 'AppContext not acceptable here
    FatalError(txt0227 &amp; AppContext &amp; CR &amp; txt0507)
  end if
else
  if IsMissing(AppContext)  then
    emptyProp("Context", "string")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checkAllowed(InstrFlags, FsetTitle)
if Len(trim(title)) = 0  then
  FatalError(txt0508)  ' title cannot be empty
end if
if  isCurrentContext(Array(ETC_ETC, FTitles))  then
  if IsMissing(language)  then
    addUTF8Line(addonXml, indentLevel+1, "&lt;value&gt;" &amp; changeConflictChars(title) &amp; "&lt;/value&gt;" )
  else
    if Len(trim(language)) = 0  then
      FatalError(txt0509)  ' if present, language cannot be empty
    end if
    addUTF8Line(addonXml, indentLevel+1, "&lt;value xml:lang=""" &amp; language &amp; """&gt;" &amp; changeConflictChars(title) &amp; "&lt;/value&gt;" )
  end if
elseif  isCurrentContext(Array(ETC_ETC, FTbTitles))  then ' title for a toolbar
  if Len(argsTbTitles) &gt; 0  then argsTbTitles = argsTbTitles &amp; ARGSET_SEP
  if IsMissing(language)  then
    argsTbTitles = argsTbTitles &amp; " " &amp; ARG_SEP &amp; changeConflictChars(title)
  else
    if Len(trim(language)) = 0  then
      FatalError(txt0509)  ' if present, language cannot be empty
    end if
    argsTbTitles = argsTbTitles &amp; language &amp; ARG_SEP &amp; changeConflictChars(title)
  end if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warnOOoDependencies
progressing(-100, txt0114) ' Finished !
MsgBox(txt0118 &amp; packageName &amp; txt0119, 64, ToolIdentity)  ' finished !
closeProgress
End Sub



Sub warnOOoDependencies()
Dim wmess As String

if  Len(unsupportedFeatures) = 0  then Exit Sub
wmess = txt0125 &amp; CR &amp; CR
if OOoDepUsed  then  wmess = wmess +txt0127  else wmess = wmess +txt0126
WarningMessage(wmess &amp; CR &amp; CR &amp; unsupportedFeatures)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progress.end
End Sub


' __________________________ phase control ____________________________________



Sub checkOOoDependency(feature As String, majorV As Long, minorV As Long)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Sub WarningMessage(wmess As String)
Dim toolLib As Object, dlg As Object, k As Object

DialogLibraries.loadLibrary("ConfigTool")
toolLib = DialogLibraries.getByName("ConfigTool")
dlg = CreateUnoDialog(toolLib.getByName("DlgWarn"))
dlg.Model.Title = ToolIdentity
k = dlg.getControl("LabelWarning")
k.Model.Label = txt0124
k = dlg.getControl("WarningMessage")
k.Text = wmess
dlg.execute
dlg.dispose
End Sub





Sub FatalErrorSimple(errorMessage As String)
MsgBox(errorMessage, 16, ToolIdentity)
closeAllOpenedUTF8Files
closeProgress
End ' job aborted !!!
End Sub




Sub FatalError(errorMessage As String, Optional hideInstruction As Boolean)
Dim x As Long, currPhase As String
Dim toolLib As Object, dlg As Object, k As Object

currPhase = ""
x = 1
Do While x &lt;= stackAllowedIndex
  if x &gt; 1  then  currPhase = currPhase &amp; CR &amp; space(3*((x-1)/2))
  currPhase = currPhase &amp; flag2String(openedBlockFlags, stackAllowed(x, openedBlockFlags))
  x = x+2
Loop

DialogLibraries.loadLibrary("ConfigTool")
toolLib = DialogLibraries.getByName("ConfigTool")
dlg = CreateUnoDialog(toolLib.getByName("DlgErr"))
dlg.Model.Title = ToolIdentity
k = dlg.getControl("LabelPhase")
k.Model.Label = txt0104
k = dlg.getControl("CurrentPhase")
k.Text = currPhase
k = dlg.getControl("LabelError")
k.Model.Label = txt0122
k = dlg.getControl("ErrorMessage")
k.Text = errorMessage
k = dlg.getControl("LabelInstruction")
k.Model.Label = txt0123
k = dlg.getControl("CurrentInstruction")
if (currentInstructionFlag &lt;&gt; 0) and IsMissing(hideInstruction)  then
  k = dlg.getControl("CurrentInstruction")
  k.Text = getInstructionName
end if
dlg.execute
dlg.dispose
closeAllOpenedUTF8Files
closeProgress
End ' job aborted !!!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True)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True)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Dependencies
    result = "Dependencies"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OOoDependency
    result = "setOOoDependency"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This library is Copyright (C) 2008-2009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ublic Const txt0101 = "Extension Compiler - version "
Public Const txt0102 = "emptyProp : illegal type of property"
Public Const txt0103 = "Incorrect nesting of routines"
Public Const txt0104 = "Current phase"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 ' display : txt0118 &amp; packageName &amp; txt0119
Public Const txt0119 = " is created"
Public Const txt0120 = "Could not find the existing package"
Public Const txt0121 = "Impossible to delete the folder:"
Public Const txt0122 = "Error ! Compilation stopped."
Public Const txt0123 = "Current instruction"
Public Const txt0124 = "Warning"
Public Const txt0125 = "Some older versions of OpenOffice.org may not support all the extension features you have selected."
Public Const txt0126 = "You should add setOOoDependency instruction with the minimal version needed for all of these features:"
Public Const txt0127 = "Instruction setOOoDependency should request the minimal version needed for all of these features:"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Argument 3 must be ""user"" or ""share"""
Public Const txt0204 = "This dependency type is unknown or not implemented"
Public Const txt0205 = "No tooltip prepared for this language"
Public Const txt0206 = "Illegal start of line"
Public Const txt0207 = "No text found for this language"
Public Const txt0208 = "Character = is missing in this line"
Public Const txt0209 = "No text prepared for this default language"
Public Const txt0210 = "Save this document before starting compilation !"
Public Const txt0211 = "Argument 3 must be : user or admin"
Public Const txt0212 = "This language is unknown or not implemented"
Public Const txt0213 = "Location of script libraries = user ?"
Public Const txt0214 = "If answer is No, location = share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inside a section"
Public Const txt0222 = "Argument cannot be an empty string"
Public Const txt0223 = "Page : "
Public Const txt0224 = "Missing index items"
Public Const txt0225 = "Paragraph style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Argument must be : download or website"
Public Const txt0241 = "Please name this Writer document to the name of your extension!"
Public Const txt0242 = "Incorrect note for an external hyperlink in help"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Argument Context is not allowed here"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BasicLibraries.loadLibrary("ConfigTool" ) 
On Error GoTo err1
initializeTool 
' ___________________________________________________________________



beginDescription("org.communesplone.urban.templateeditor", "0.1", "user") ' fill with your values
  beginDependencies
    setOOoDependency("2.4", "OpenOffice.org 2.4.0 minimal") 
  endDependencies
  setExtensionDescription("en, fr")
'  setIcon("Images/MBE.png")
  setLicense("en, fr", "", "user", True)  
  ' the first localized text is the default text
  ' language fr
  setDisplayName("fr", "Éditeur de modèles Urban")
  setPublisherName("fr", "CommunesPlone", "http://www.communesplone.org/")
  setReleaseNotes("fr", "http://www.communesplone.org/support/documentation")
   ' language en
  setPublisherName("en", "CommunesPlone", "http://www.communesplone.org")
  setDisplayName("en", "Urban templates editor")
  setReleaseNotes("en", "http://www.communesplone.org/support/documentation")
  ' Simplest case of on-line update. Files MBE.update.xml and MBE.oxt will be created by the Extension Compiler
  'beginUpdateInformation("download") 
	'setUpdateSource("http://www.oooyes.com/MBE.update.xml", "http://www.oooyes.com/MBE.oxt") ' first choice
	'setUpdateSource("http://www.oooyes.fr/MBE.update.xml",  "http://www.oooyes.fr/MBE.oxt")  ' fallback on another server (optional)
  'endUpdateInformation
endDescription  

beginAnnexes 
  useLibrary("Python", "Python/")
endAnnexes


beginAddonUI

  beginAddonMenu
    beginMenu
      beginTitles("Writer")
	    setTitle("Calling scripts", "en")
	    setTitle("Appel de scripts", "fr")
      endTitles
      beginMenuItems
        beginCommand
          beginTitles
            setTitle("Python : UrbanTemplate", "en")
            setTitle("Python : UrbanTemplate", "fr")
          endTitles
          setURL("Python", "Python/appyTE.py", "appyTE")
          'setImage("Images/mailing_icon")
        endCommand
      endMenuItems
    endMenu
  endAddonMenu
  
  beginOfficeToolbar
    beginTbTitles("Writer") 
      setTitle("Extension example bar", "en")
      setTitle("Exemple d'extension", "fr")
    endTbTitles
    'addSeparator
    beginButton
      beginTitles("Writer")
        setTitle("UrbanTemplate", "en")
        setTitle("UrbanTemplate", "fr")
      endTitles
      setURL("Python", "Python/appyTE.py", "appyTE")
    endButton
  endOfficeToolbar
  
endAddonUI 


'____________________________________________________________________
createExtensionPackage
Exit Sub
err1:
  FatalError(Error, True)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user")
  beginDependencies
    setOOoDependency("2.4", "OpenOffice.org 2.4.0 minimal") 
  endDependencies
'  setTooltip("en, fr", "en") ' deprecated starting from 3.1, replaced by setExtensionDescription
  setExtensionDescription("en, fr")
  setIcon("Images/MBE.png")
  setLicense("en, fr", "", "user", Tru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Files MBE.update.xml and MBE.oxt will be created by the Extension Compiler
  beginUpdateInformation("download") 
	setUpdateSource("http://www.oooyes.com/MBE.update.xml", "http://www.oooyes.com/MBE.oxt") ' first choice
	setUpdateSource("http://www.oooyes.fr/MBE.update.xml",  "http://www.oooyes.fr/MBE.oxt")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lgErr.xml><?xml version="1.0" encoding="utf-8"?>
<!DOCTYPE window  PUBLIC '-//OpenOffice.org//DTD OfficeDocument 1.0//EN'  'dialog.dtd'>
<dlg:window xmlns:dlg="http://openoffice.org/2000/dialog" xmlns:script="http://openoffice.org/2000/script" dlg:id="DlgErr" dlg:left="121" dlg:top="119" dlg:width="240" dlg:height="135" dlg:closeable="true" dlg:moveable="true" dlg:title="Fatal Error">
  <dlg:styles>
    <dlg:style dlg:style-id="0" dlg:font-name="Bitstream Vera Sans" dlg:font-stylename="Roman" dlg:font-family="swiss"/>
    <dlg:style dlg:style-id="1" dlg:border="simple" dlg:font-name="Bitstream Vera Sans Mono" dlg:font-stylename="Roman" dlg:font-family="modern"/>
    <dlg:style dlg:style-id="2" dlg:text-color="0xff0000" dlg:font-name="Bitstream Vera Sans" dlg:font-height="11" dlg:font-stylename="Roman" dlg:font-family="swiss"/>
  </dlg:styles>
  <dlg:bulletinboard>
    <dlg:textfield dlg:style-id="0" dlg:id="CurrentPhase" dlg:tab-index="1" dlg:left="4" dlg:top="41" dlg:width="87" dlg:height="89" dlg:multiline="true" dlg:readonly="true"/>
    <dlg:textfield dlg:style-id="1" dlg:id="CurrentInstruction" dlg:tab-index="2" dlg:left="116" dlg:top="41" dlg:width="100" dlg:height="12" dlg:align="center" dlg:readonly="true"/>
    <dlg:textfield dlg:id="ErrorMessage" dlg:tab-index="4" dlg:left="97" dlg:top="57" dlg:width="138" dlg:height="73" dlg:multiline="true" dlg:readonly="true"/>
    <dlg:button dlg:id="CommandButton1" dlg:tab-index="5" dlg:left="175" dlg:top="6" dlg:width="36" dlg:height="14" dlg:default="true" dlg:value="OK" dlg:button-type="cancel"/>
    <dlg:text dlg:id="LabelPhase" dlg:tab-index="0" dlg:left="16" dlg:top="30" dlg:width="60" dlg:height="10" dlg:value="Current phase" dlg:align="center"/>
    <dlg:text dlg:style-id="2" dlg:id="LabelError" dlg:tab-index="6" dlg:left="5" dlg:top="6" dlg:width="147" dlg:height="13" dlg:value="Error" dlg:align="center"/>
    <dlg:text dlg:id="LabelInstruction" dlg:tab-index="3" dlg:left="128" dlg:top="30" dlg:width="76" dlg:height="10" dlg:value="Current instruction" dlg:align="center"/>
  </dlg:bulletinboard>
</dlg:window>
</file>

<file path=Dialogs/ConfigTool/DlgWarn.xml><?xml version="1.0" encoding="utf-8"?>
<!DOCTYPE window  PUBLIC '-//OpenOffice.org//DTD OfficeDocument 1.0//EN'  'dialog.dtd'>
<dlg:window xmlns:dlg="http://openoffice.org/2000/dialog" xmlns:script="http://openoffice.org/2000/script" dlg:id="DlgWarn" dlg:left="136" dlg:top="95" dlg:width="171" dlg:height="175" dlg:closeable="true" dlg:moveable="true" dlg:title="Warning">
  <dlg:styles>
    <dlg:style dlg:style-id="0" dlg:text-color="0xff0000" dlg:font-name="Bitstream Vera Sans" dlg:font-height="11" dlg:font-stylename="Roman" dlg:font-family="swiss"/>
  </dlg:styles>
  <dlg:bulletinboard>
    <dlg:button dlg:id="CommandButton1" dlg:tab-index="0" dlg:left="126" dlg:top="154" dlg:width="37" dlg:height="16" dlg:value="OK" dlg:button-type="ok"/>
    <dlg:textfield dlg:id="WarningMessage" dlg:tab-index="1" dlg:left="6" dlg:top="5" dlg:width="159" dlg:height="140" dlg:multiline="true" dlg:readonly="true"/>
    <dlg:text dlg:style-id="0" dlg:id="LabelWarning" dlg:tab-index="2" dlg:left="10" dlg:top="154" dlg:width="103" dlg:height="16" dlg:value="Warning" dlg:align="center"/>
  </dlg:bulletinboard>
</dlg:window>
</file>

<file path=Dialogs/ConfigTool/dialog-lb.xml><?xml version="1.0" encoding="utf-8"?>
<!DOCTYPE library  PUBLIC '-//OpenOffice.org//DTD OfficeDocument 1.0//EN'  'library.dtd'>
<library:library xmlns:library="http://openoffice.org/2000/library" library:name="ConfigTool" library:readonly="false" library:passwordprotected="false">
  <library:element library:name="DlgErr"/>
  <library:element library:name="DlgWarn"/>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